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5.8035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c-topics-anuales50" table:style-name="ta1">
        <table:shapes>
          <draw:frame draw:z-index="0" draw:style-name="gr1" draw:text-style-name="P1" svg:width="6.2988in" svg:height="3.5429in" svg:x="51.9472in" svg:y="3.9925in">
            <draw:object draw:notify-on-update-of-ranges="'doc-topics-anuales50'.AH2:'doc-topics-anuales50'.A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2.5189in" svg:y="3.9083in">
            <draw:object draw:notify-on-update-of-ranges="'doc-topics-anuales50'.AO2:'doc-topics-anuales50'.AO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953in" svg:y="4.0126in">
            <draw:object draw:notify-on-update-of-ranges="'doc-topics-anuales50'.H2:'doc-topics-anuales50'.H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1.0362in" svg:y="3.9713in">
            <draw:object draw:notify-on-update-of-ranges="'doc-topics-anuales50'.M2:'doc-topics-anuales50'.M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2.3906in" svg:y="7.8299in">
            <draw:object draw:notify-on-update-of-ranges="'doc-topics-anuales50'.N2:'doc-topics-anuales50'.N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6.9382in" svg:y="11.6051in">
            <draw:object draw:notify-on-update-of-ranges="'doc-topics-anuales50'.Q2:'doc-topics-anuales50'.Q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8.3244in" svg:y="4.0236in">
            <draw:object draw:notify-on-update-of-ranges="'doc-topics-anuales50'.R2:'doc-topics-anuales50'.R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31.2433in" svg:y="7.8925in">
            <draw:object draw:notify-on-update-of-ranges="'doc-topics-anuales50'.T2:'doc-topics-anuales50'.T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38.9705in" svg:y="4.0031in">
            <draw:object draw:notify-on-update-of-ranges="'doc-topics-anuales50'.Y2:'doc-topics-anuales50'.Y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le:/data/Diego/UNAM/Titulacion/codigo/mio/analisis2/topic_modeling/textos_anuales/1.txt</text:p>
          </table:table-cell>
          <table:table-cell office:value-type="float" office:value="0.0000000333440484149" calcext:value-type="float">
            <text:p>3.33440484148955E-08</text:p>
          </table:table-cell>
          <table:table-cell office:value-type="float" office:value="0.00137474987669866" calcext:value-type="float">
            <text:p>0.001374749876699</text:p>
          </table:table-cell>
          <table:table-cell office:value-type="float" office:value="0.0000627909231709417" calcext:value-type="float">
            <text:p>6.27909231709417E-05</text:p>
          </table:table-cell>
          <table:table-cell office:value-type="float" office:value="0.00000003654606600016" calcext:value-type="float">
            <text:p>3.65460660001634E-08</text:p>
          </table:table-cell>
          <table:table-cell office:value-type="float" office:value="0.00000006906917729324" calcext:value-type="float">
            <text:p>6.90691772932416E-08</text:p>
          </table:table-cell>
          <table:table-cell office:value-type="float" office:value="0.097979839242205" calcext:value-type="float">
            <text:p>0.097979839242205</text:p>
          </table:table-cell>
          <table:table-cell office:value-type="float" office:value="0.00000003339067664472" calcext:value-type="float">
            <text:p>3.3390676644721E-08</text:p>
          </table:table-cell>
          <table:table-cell office:value-type="float" office:value="0.0432664922768989" calcext:value-type="float">
            <text:p>0.043266492276899</text:p>
          </table:table-cell>
          <table:table-cell office:value-type="float" office:value="0.0732019549754812" calcext:value-type="float">
            <text:p>0.073201954975481</text:p>
          </table:table-cell>
          <table:table-cell office:value-type="float" office:value="0.0000314472672241551" calcext:value-type="float">
            <text:p>3.14472672241551E-05</text:p>
          </table:table-cell>
          <table:table-cell office:value-type="float" office:value="0.0710270250612383" calcext:value-type="float">
            <text:p>0.071027025061238</text:p>
          </table:table-cell>
          <table:table-cell office:value-type="float" office:value="0.0162692014264127" calcext:value-type="float">
            <text:p>0.016269201426413</text:p>
          </table:table-cell>
          <table:table-cell office:value-type="float" office:value="0.00000003353162125524" calcext:value-type="float">
            <text:p>3.35316212552394E-08</text:p>
          </table:table-cell>
          <table:table-cell office:value-type="float" office:value="0.175161886834989" calcext:value-type="float">
            <text:p>0.175161886834989</text:p>
          </table:table-cell>
          <table:table-cell office:value-type="float" office:value="0.074568307651784" calcext:value-type="float">
            <text:p>0.074568307651784</text:p>
          </table:table-cell>
          <table:table-cell office:value-type="float" office:value="0.0210116661070797" calcext:value-type="float">
            <text:p>0.02101166610708</text:p>
          </table:table-cell>
          <table:table-cell office:value-type="float" office:value="0.0000224922894494234" calcext:value-type="float">
            <text:p>2.24922894494234E-05</text:p>
          </table:table-cell>
          <table:table-cell office:value-type="float" office:value="0.0467715625348407" calcext:value-type="float">
            <text:p>0.046771562534841</text:p>
          </table:table-cell>
          <table:table-cell office:value-type="float" office:value="0.00000003176077332599" calcext:value-type="float">
            <text:p>3.17607733259907E-08</text:p>
          </table:table-cell>
          <table:table-cell office:value-type="float" office:value="0.0000362042017086469" calcext:value-type="float">
            <text:p>3.62042017086469E-05</text:p>
          </table:table-cell>
          <table:table-cell office:value-type="float" office:value="0.00211240754997951" calcext:value-type="float">
            <text:p>0.00211240754998</text:p>
          </table:table-cell>
          <table:table-cell office:value-type="float" office:value="0.00000012713910277609" calcext:value-type="float">
            <text:p>1.27139102776091E-07</text:p>
          </table:table-cell>
          <table:table-cell office:value-type="float" office:value="0.00217592046766748" calcext:value-type="float">
            <text:p>0.002175920467667</text:p>
          </table:table-cell>
          <table:table-cell office:value-type="float" office:value="0.000628252899660314" calcext:value-type="float">
            <text:p>0.00062825289966</text:p>
          </table:table-cell>
          <table:table-cell office:value-type="float" office:value="0.00000004103546823765" calcext:value-type="float">
            <text:p>4.10354682376485E-08</text:p>
          </table:table-cell>
          <table:table-cell office:value-type="float" office:value="0.0538301488421934" calcext:value-type="float">
            <text:p>0.053830148842194</text:p>
          </table:table-cell>
          <table:table-cell office:value-type="float" office:value="0.00000007583056002494" calcext:value-type="float">
            <text:p>7.58305600249407E-08</text:p>
          </table:table-cell>
          <table:table-cell office:value-type="float" office:value="0.00000033627569158753" calcext:value-type="float">
            <text:p>3.36275691587531E-07</text:p>
          </table:table-cell>
          <table:table-cell office:value-type="float" office:value="0.0012720329789705" calcext:value-type="float">
            <text:p>0.001272032978971</text:p>
          </table:table-cell>
          <table:table-cell office:value-type="float" office:value="0.0178648917958571" calcext:value-type="float">
            <text:p>0.017864891795857</text:p>
          </table:table-cell>
          <table:table-cell office:value-type="float" office:value="0.0441865072477722" calcext:value-type="float">
            <text:p>0.044186507247772</text:p>
          </table:table-cell>
          <table:table-cell office:value-type="float" office:value="0.00169395550025769" calcext:value-type="float">
            <text:p>0.001693955500258</text:p>
          </table:table-cell>
          <table:table-cell office:value-type="float" office:value="0.00000007091275160054" calcext:value-type="float">
            <text:p>7.09127516005388E-08</text:p>
          </table:table-cell>
          <table:table-cell office:value-type="float" office:value="0.0000179754232793126" calcext:value-type="float">
            <text:p>1.79754232793126E-05</text:p>
          </table:table-cell>
          <table:table-cell office:value-type="float" office:value="0.000398710732552692" calcext:value-type="float">
            <text:p>0.000398710732553</text:p>
          </table:table-cell>
          <table:table-cell office:value-type="float" office:value="0.000120947659252822" calcext:value-type="float">
            <text:p>0.000120947659253</text:p>
          </table:table-cell>
          <table:table-cell office:value-type="float" office:value="0.00000012879423354074" calcext:value-type="float">
            <text:p>1.28794233540741E-07</text:p>
          </table:table-cell>
          <table:table-cell office:value-type="float" office:value="0.0249116204664097" calcext:value-type="float">
            <text:p>0.02491162046641</text:p>
          </table:table-cell>
          <table:table-cell office:value-type="float" office:value="0.100675586028719" calcext:value-type="float">
            <text:p>0.100675586028719</text:p>
          </table:table-cell>
          <table:table-cell office:value-type="float" office:value="0.00000013212383556695" calcext:value-type="float">
            <text:p>1.32123835566946E-07</text:p>
          </table:table-cell>
          <table:table-cell office:value-type="float" office:value="0.00000094745137372554" calcext:value-type="float">
            <text:p>9.47451373725543E-07</text:p>
          </table:table-cell>
          <table:table-cell office:value-type="float" office:value="0.00579938202242484" calcext:value-type="float">
            <text:p>0.005799382022425</text:p>
          </table:table-cell>
          <table:table-cell office:value-type="float" office:value="0.00000003092761849447" calcext:value-type="float">
            <text:p>3.09276184944652E-08</text:p>
          </table:table-cell>
          <table:table-cell office:value-type="float" office:value="0.00000006252861215844" calcext:value-type="float">
            <text:p>6.25286121584435E-08</text:p>
          </table:table-cell>
          <table:table-cell office:value-type="float" office:value="0.00254695693457094" calcext:value-type="float">
            <text:p>0.002546956934571</text:p>
          </table:table-cell>
          <table:table-cell office:value-type="float" office:value="0.00000010748540821048" calcext:value-type="float">
            <text:p>1.07485408210483E-07</text:p>
          </table:table-cell>
          <table:table-cell office:value-type="float" office:value="0.0297094565692138" calcext:value-type="float">
            <text:p>0.029709456569214</text:p>
          </table:table-cell>
          <table:table-cell office:value-type="float" office:value="0.0705705927672196" calcext:value-type="float">
            <text:p>0.07057059276722</text:p>
          </table:table-cell>
          <table:table-cell office:value-type="float" office:value="0.000859959970291125" calcext:value-type="float">
            <text:p>0.000859959970291</text:p>
          </table:table-cell>
          <table:table-cell office:value-type="float" office:value="0.0198367753275077" calcext:value-type="float">
            <text:p>0.019836775327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le:/data/Diego/UNAM/Titulacion/codigo/mio/analisis2/topic_modeling/textos_anuales/2.txt</text:p>
          </table:table-cell>
          <table:table-cell office:value-type="float" office:value="0.00000004002815034425" calcext:value-type="float">
            <text:p>4.00281503442511E-08</text:p>
          </table:table-cell>
          <table:table-cell office:value-type="float" office:value="0.00104354712860959" calcext:value-type="float">
            <text:p>0.00104354712861</text:p>
          </table:table-cell>
          <table:table-cell office:value-type="float" office:value="0.00000020122394612063" calcext:value-type="float">
            <text:p>2.01223946120626E-07</text:p>
          </table:table-cell>
          <table:table-cell office:value-type="float" office:value="0.00000004387203995577" calcext:value-type="float">
            <text:p>4.38720399557712E-08</text:p>
          </table:table-cell>
          <table:table-cell office:value-type="float" office:value="0.00000008291468925569" calcext:value-type="float">
            <text:p>8.2914689255686E-08</text:p>
          </table:table-cell>
          <table:table-cell office:value-type="float" office:value="0.0782550105561416" calcext:value-type="float">
            <text:p>0.078255010556142</text:p>
          </table:table-cell>
          <table:table-cell office:value-type="float" office:value="0.00000004008412560468" calcext:value-type="float">
            <text:p>4.00841256046789E-08</text:p>
          </table:table-cell>
          <table:table-cell office:value-type="float" office:value="0.0435305848600189" calcext:value-type="float">
            <text:p>0.043530584860019</text:p>
          </table:table-cell>
          <table:table-cell office:value-type="float" office:value="0.0794722388621568" calcext:value-type="float">
            <text:p>0.079472238862157</text:p>
          </table:table-cell>
          <table:table-cell office:value-type="float" office:value="0.00000016280249858169" calcext:value-type="float">
            <text:p>1.62802498581689E-07</text:p>
          </table:table-cell>
          <table:table-cell office:value-type="float" office:value="0.0536585798751304" calcext:value-type="float">
            <text:p>0.05365857987513</text:p>
          </table:table-cell>
          <table:table-cell office:value-type="float" office:value="0.0145419933296722" calcext:value-type="float">
            <text:p>0.014541993329672</text:p>
          </table:table-cell>
          <table:table-cell office:value-type="float" office:value="0.00000004025332377731" calcext:value-type="float">
            <text:p>4.02533237773136E-08</text:p>
          </table:table-cell>
          <table:table-cell office:value-type="float" office:value="0.00000005033656509851" calcext:value-type="float">
            <text:p>5.03365650985085E-08</text:p>
          </table:table-cell>
          <table:table-cell office:value-type="float" office:value="0.0823958620507818" calcext:value-type="float">
            <text:p>0.082395862050782</text:p>
          </table:table-cell>
          <table:table-cell office:value-type="float" office:value="0.0115200006989052" calcext:value-type="float">
            <text:p>0.011520000698905</text:p>
          </table:table-cell>
          <table:table-cell office:value-type="float" office:value="0.000644523799785382" calcext:value-type="float">
            <text:p>0.000644523799785</text:p>
          </table:table-cell>
          <table:table-cell office:value-type="float" office:value="0.0349689804154973" calcext:value-type="float">
            <text:p>0.034968980415497</text:p>
          </table:table-cell>
          <table:table-cell office:value-type="float" office:value="0.000000038127494116" calcext:value-type="float">
            <text:p>3.81274941159967E-08</text:p>
          </table:table-cell>
          <table:table-cell office:value-type="float" office:value="0.00133220474939345" calcext:value-type="float">
            <text:p>0.001332204749393</text:p>
          </table:table-cell>
          <table:table-cell office:value-type="float" office:value="0.000436280546343506" calcext:value-type="float">
            <text:p>0.000436280546344</text:p>
          </table:table-cell>
          <table:table-cell office:value-type="float" office:value="0.0000001526252318624" calcext:value-type="float">
            <text:p>1.52625231862401E-07</text:p>
          </table:table-cell>
          <table:table-cell office:value-type="float" office:value="0.00171535207234301" calcext:value-type="float">
            <text:p>0.001715352072343</text:p>
          </table:table-cell>
          <table:table-cell office:value-type="float" office:value="0.00353035904409964" calcext:value-type="float">
            <text:p>0.0035303590441</text:p>
          </table:table-cell>
          <table:table-cell office:value-type="float" office:value="0.00000004926138157026" calcext:value-type="float">
            <text:p>4.92613815702583E-08</text:p>
          </table:table-cell>
          <table:table-cell office:value-type="float" office:value="0.0476846339082088" calcext:value-type="float">
            <text:p>0.047684633908209</text:p>
          </table:table-cell>
          <table:table-cell office:value-type="float" office:value="0.00000009103144943885" calcext:value-type="float">
            <text:p>9.10314494388487E-08</text:p>
          </table:table-cell>
          <table:table-cell office:value-type="float" office:value="0.00000040368505265154" calcext:value-type="float">
            <text:p>4.03685052651544E-07</text:p>
          </table:table-cell>
          <table:table-cell office:value-type="float" office:value="0.00119946741571313" calcext:value-type="float">
            <text:p>0.001199467415713</text:p>
          </table:table-cell>
          <table:table-cell office:value-type="float" office:value="0.0174402202047919" calcext:value-type="float">
            <text:p>0.017440220204792</text:p>
          </table:table-cell>
          <table:table-cell office:value-type="float" office:value="0.0425676660339743" calcext:value-type="float">
            <text:p>0.042567666033974</text:p>
          </table:table-cell>
          <table:table-cell office:value-type="float" office:value="0.00447139585267229" calcext:value-type="float">
            <text:p>0.004471395852672</text:p>
          </table:table-cell>
          <table:table-cell office:value-type="float" office:value="0.0000537827571311447" calcext:value-type="float">
            <text:p>5.37827571311447E-05</text:p>
          </table:table-cell>
          <table:table-cell office:value-type="float" office:value="0.0000000997001003143" calcext:value-type="float">
            <text:p>9.97001003142993E-08</text:p>
          </table:table-cell>
          <table:table-cell office:value-type="float" office:value="0.000306803321983045" calcext:value-type="float">
            <text:p>0.000306803321983</text:p>
          </table:table-cell>
          <table:table-cell office:value-type="float" office:value="0.00000020906098536041" calcext:value-type="float">
            <text:p>2.09060985360407E-07</text:p>
          </table:table-cell>
          <table:table-cell office:value-type="float" office:value="0.234143297443351" calcext:value-type="float">
            <text:p>0.234143297443351</text:p>
          </table:table-cell>
          <table:table-cell office:value-type="float" office:value="0.0428787167668668" calcext:value-type="float">
            <text:p>0.042878716766867</text:p>
          </table:table-cell>
          <table:table-cell office:value-type="float" office:value="0.0908399002856472" calcext:value-type="float">
            <text:p>0.090839900285647</text:p>
          </table:table-cell>
          <table:table-cell office:value-type="float" office:value="0.00000015860919730942" calcext:value-type="float">
            <text:p>1.58609197309414E-07</text:p>
          </table:table-cell>
          <table:table-cell office:value-type="float" office:value="0.000505895091656459" calcext:value-type="float">
            <text:p>0.000505895091656</text:p>
          </table:table-cell>
          <table:table-cell office:value-type="float" office:value="0.00341787460502376" calcext:value-type="float">
            <text:p>0.003417874605024</text:p>
          </table:table-cell>
          <table:table-cell office:value-type="float" office:value="0.00000003712732621672" calcext:value-type="float">
            <text:p>3.71273262167249E-08</text:p>
          </table:table-cell>
          <table:table-cell office:value-type="float" office:value="0.00000007506301146016" calcext:value-type="float">
            <text:p>7.50630114601634E-08</text:p>
          </table:table-cell>
          <table:table-cell office:value-type="float" office:value="0.00249906106199477" calcext:value-type="float">
            <text:p>0.002499061061995</text:p>
          </table:table-cell>
          <table:table-cell office:value-type="float" office:value="0.00000012903178480692" calcext:value-type="float">
            <text:p>1.29031784806923E-07</text:p>
          </table:table-cell>
          <table:table-cell office:value-type="float" office:value="0.0285607768756963" calcext:value-type="float">
            <text:p>0.028560776875696</text:p>
          </table:table-cell>
          <table:table-cell office:value-type="float" office:value="0.0564828629138379" calcext:value-type="float">
            <text:p>0.056482862913838</text:p>
          </table:table-cell>
          <table:table-cell office:value-type="float" office:value="0.000436302673852216" calcext:value-type="float">
            <text:p>0.000436302673852</text:p>
          </table:table-cell>
          <table:table-cell office:value-type="float" office:value="0.0194637199603662" calcext:value-type="float">
            <text:p>0.019463719960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le:/data/Diego/UNAM/Titulacion/codigo/mio/analisis2/topic_modeling/textos_anuales/3.txt</text:p>
          </table:table-cell>
          <table:table-cell office:value-type="float" office:value="0.00000004050821591655" calcext:value-type="float">
            <text:p>4.0508215916545E-08</text:p>
          </table:table-cell>
          <table:table-cell office:value-type="float" office:value="0.002409169324933" calcext:value-type="float">
            <text:p>0.002409169324933</text:p>
          </table:table-cell>
          <table:table-cell office:value-type="float" office:value="0.00000020363726494807" calcext:value-type="float">
            <text:p>2.03637264948072E-07</text:p>
          </table:table-cell>
          <table:table-cell office:value-type="float" office:value="0.00000004439820606107" calcext:value-type="float">
            <text:p>4.4398206061073E-08</text:p>
          </table:table-cell>
          <table:table-cell office:value-type="float" office:value="0.00000008390910162315" calcext:value-type="float">
            <text:p>8.39091016231517E-08</text:p>
          </table:table-cell>
          <table:table-cell office:value-type="float" office:value="0.0813943747139954" calcext:value-type="float">
            <text:p>0.081394374713996</text:p>
          </table:table-cell>
          <table:table-cell office:value-type="float" office:value="0.00000004056486249941" calcext:value-type="float">
            <text:p>4.05648624994097E-08</text:p>
          </table:table-cell>
          <table:table-cell office:value-type="float" office:value="0.0443243640047151" calcext:value-type="float">
            <text:p>0.044324364004715</text:p>
          </table:table-cell>
          <table:table-cell office:value-type="float" office:value="0.064845618293084" calcext:value-type="float">
            <text:p>0.064845618293084</text:p>
          </table:table-cell>
          <table:table-cell office:value-type="float" office:value="0.00000016475502134331" calcext:value-type="float">
            <text:p>1.64755021343304E-07</text:p>
          </table:table-cell>
          <table:table-cell office:value-type="float" office:value="0.0412927303239137" calcext:value-type="float">
            <text:p>0.041292730323914</text:p>
          </table:table-cell>
          <table:table-cell office:value-type="float" office:value="0.0182757754851743" calcext:value-type="float">
            <text:p>0.018275775485174</text:p>
          </table:table-cell>
          <table:table-cell office:value-type="float" office:value="0.0000000407360898994" calcext:value-type="float">
            <text:p>4.07360898993975E-08</text:p>
          </table:table-cell>
          <table:table-cell office:value-type="float" office:value="0.00000005094026154023" calcext:value-type="float">
            <text:p>5.09402615402252E-08</text:p>
          </table:table-cell>
          <table:table-cell office:value-type="float" office:value="0.0724016074532876" calcext:value-type="float">
            <text:p>0.072401607453288</text:p>
          </table:table-cell>
          <table:table-cell office:value-type="float" office:value="0.0229340517592743" calcext:value-type="float">
            <text:p>0.022934051759274</text:p>
          </table:table-cell>
          <table:table-cell office:value-type="float" office:value="0.24721655718577" calcext:value-type="float">
            <text:p>0.24721655718577</text:p>
          </table:table-cell>
          <table:table-cell office:value-type="float" office:value="0.0597551597864175" calcext:value-type="float">
            <text:p>0.059755159786418</text:p>
          </table:table-cell>
          <table:table-cell office:value-type="float" office:value="0.00000003858476473993" calcext:value-type="float">
            <text:p>3.85847647399329E-08</text:p>
          </table:table-cell>
          <table:table-cell office:value-type="float" office:value="0.000962356532857041" calcext:value-type="float">
            <text:p>0.000962356532857</text:p>
          </table:table-cell>
          <table:table-cell office:value-type="float" office:value="0.000859943540339666" calcext:value-type="float">
            <text:p>0.00085994354034</text:p>
          </table:table-cell>
          <table:table-cell office:value-type="float" office:value="0.0000327594370931259" calcext:value-type="float">
            <text:p>3.27594370931259E-05</text:p>
          </table:table-cell>
          <table:table-cell office:value-type="float" office:value="0.0027195082365458" calcext:value-type="float">
            <text:p>0.002719508236546</text:p>
          </table:table-cell>
          <table:table-cell office:value-type="float" office:value="0.00142077057045475" calcext:value-type="float">
            <text:p>0.001420770570455</text:p>
          </table:table-cell>
          <table:table-cell office:value-type="float" office:value="0.00000004985218312197" calcext:value-type="float">
            <text:p>4.98521831219695E-08</text:p>
          </table:table-cell>
          <table:table-cell office:value-type="float" office:value="0.0663305532322374" calcext:value-type="float">
            <text:p>0.066330553232237</text:p>
          </table:table-cell>
          <table:table-cell office:value-type="float" office:value="0.00000009212320772635" calcext:value-type="float">
            <text:p>9.2123207726348E-08</text:p>
          </table:table-cell>
          <table:table-cell office:value-type="float" office:value="0.00000040852652781742" calcext:value-type="float">
            <text:p>4.0852652781742E-07</text:p>
          </table:table-cell>
          <table:table-cell office:value-type="float" office:value="0.00700123706498861" calcext:value-type="float">
            <text:p>0.007001237064989</text:p>
          </table:table-cell>
          <table:table-cell office:value-type="float" office:value="0.00649304643497878" calcext:value-type="float">
            <text:p>0.006493046434979</text:p>
          </table:table-cell>
          <table:table-cell office:value-type="float" office:value="0.0504088751739176" calcext:value-type="float">
            <text:p>0.050408875173918</text:p>
          </table:table-cell>
          <table:table-cell office:value-type="float" office:value="0.00204704360676498" calcext:value-type="float">
            <text:p>0.002047043606765</text:p>
          </table:table-cell>
          <table:table-cell office:value-type="float" office:value="0.00000008614877885637" calcext:value-type="float">
            <text:p>8.61487788563705E-08</text:p>
          </table:table-cell>
          <table:table-cell office:value-type="float" office:value="0.00000010089582345673" calcext:value-type="float">
            <text:p>1.00895823456726E-07</text:p>
          </table:table-cell>
          <table:table-cell office:value-type="float" office:value="0.000267009566745836" calcext:value-type="float">
            <text:p>0.000267009566746</text:p>
          </table:table-cell>
          <table:table-cell office:value-type="float" office:value="0.00000021156829535895" calcext:value-type="float">
            <text:p>2.11568295358951E-07</text:p>
          </table:table-cell>
          <table:table-cell office:value-type="float" office:value="0.000804412674222119" calcext:value-type="float">
            <text:p>0.000804412674222</text:p>
          </table:table-cell>
          <table:table-cell office:value-type="float" office:value="0.0294706426932025" calcext:value-type="float">
            <text:p>0.029470642693203</text:p>
          </table:table-cell>
          <table:table-cell office:value-type="float" office:value="0.0923151868992274" calcext:value-type="float">
            <text:p>0.092315186899228</text:p>
          </table:table-cell>
          <table:table-cell office:value-type="float" office:value="0.00000016051142897445" calcext:value-type="float">
            <text:p>1.60511428974444E-07</text:p>
          </table:table-cell>
          <table:table-cell office:value-type="float" office:value="0.00147380934335529" calcext:value-type="float">
            <text:p>0.001473809343355</text:p>
          </table:table-cell>
          <table:table-cell office:value-type="float" office:value="0.00260570217541111" calcext:value-type="float">
            <text:p>0.002605702175411</text:p>
          </table:table-cell>
          <table:table-cell office:value-type="float" office:value="0.00000003757260162802" calcext:value-type="float">
            <text:p>3.75726016280214E-08</text:p>
          </table:table-cell>
          <table:table-cell office:value-type="float" office:value="0.00000007596325709342" calcext:value-type="float">
            <text:p>7.59632570934194E-08</text:p>
          </table:table-cell>
          <table:table-cell office:value-type="float" office:value="0.00267575521488448" calcext:value-type="float">
            <text:p>0.002675755214884</text:p>
          </table:table-cell>
          <table:table-cell office:value-type="float" office:value="0.00000013057928867819" calcext:value-type="float">
            <text:p>1.30579288678192E-07</text:p>
          </table:table-cell>
          <table:table-cell office:value-type="float" office:value="0.0215400203240453" calcext:value-type="float">
            <text:p>0.021540020324045</text:p>
          </table:table-cell>
          <table:table-cell office:value-type="float" office:value="0.0285983094249852" calcext:value-type="float">
            <text:p>0.028598309424985</text:p>
          </table:table-cell>
          <table:table-cell office:value-type="float" office:value="0.00202831109993543" calcext:value-type="float">
            <text:p>0.002028311099935</text:p>
          </table:table-cell>
          <table:table-cell office:value-type="float" office:value="0.0250932766480617" calcext:value-type="float">
            <text:p>0.0250932766480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le:/data/Diego/UNAM/Titulacion/codigo/mio/analisis2/topic_modeling/textos_anuales/4.txt</text:p>
          </table:table-cell>
          <table:table-cell office:value-type="float" office:value="0.0000000282853974173" calcext:value-type="float">
            <text:p>2.8285397417296E-08</text:p>
          </table:table-cell>
          <table:table-cell office:value-type="float" office:value="0.000695670430760888" calcext:value-type="float">
            <text:p>0.000695670430761</text:p>
          </table:table-cell>
          <table:table-cell office:value-type="float" office:value="0.00000014219241301306" calcext:value-type="float">
            <text:p>1.42192413013056E-07</text:p>
          </table:table-cell>
          <table:table-cell office:value-type="float" office:value="0.00000382547820223688" calcext:value-type="float">
            <text:p>3.82547820223688E-06</text:p>
          </table:table-cell>
          <table:table-cell office:value-type="float" office:value="0.0436251556902057" calcext:value-type="float">
            <text:p>0.043625155690206</text:p>
          </table:table-cell>
          <table:table-cell office:value-type="float" office:value="0.0825726330079816" calcext:value-type="float">
            <text:p>0.082572633007982</text:p>
          </table:table-cell>
          <table:table-cell office:value-type="float" office:value="0.00000002832495164284" calcext:value-type="float">
            <text:p>2.83249516428378E-08</text:p>
          </table:table-cell>
          <table:table-cell office:value-type="float" office:value="0.0419730277114023" calcext:value-type="float">
            <text:p>0.041973027711402</text:p>
          </table:table-cell>
          <table:table-cell office:value-type="float" office:value="0.0612502623219669" calcext:value-type="float">
            <text:p>0.061250262321967</text:p>
          </table:table-cell>
          <table:table-cell office:value-type="float" office:value="0.00000011504237226323" calcext:value-type="float">
            <text:p>1.1504237226323E-07</text:p>
          </table:table-cell>
          <table:table-cell office:value-type="float" office:value="0.0546394301134883" calcext:value-type="float">
            <text:p>0.054639430113488</text:p>
          </table:table-cell>
          <table:table-cell office:value-type="float" office:value="0.0235376153516067" calcext:value-type="float">
            <text:p>0.023537615351607</text:p>
          </table:table-cell>
          <table:table-cell office:value-type="float" office:value="0.00000002844451343908" calcext:value-type="float">
            <text:p>2.8444513439076E-08</text:p>
          </table:table-cell>
          <table:table-cell office:value-type="float" office:value="0.00000003556971122043" calcext:value-type="float">
            <text:p>3.55697112204285E-08</text:p>
          </table:table-cell>
          <table:table-cell office:value-type="float" office:value="0.0616580182319894" calcext:value-type="float">
            <text:p>0.061658018231989</text:p>
          </table:table-cell>
          <table:table-cell office:value-type="float" office:value="0.0274581462338547" calcext:value-type="float">
            <text:p>0.027458146233855</text:p>
          </table:table-cell>
          <table:table-cell office:value-type="float" office:value="0.00000010758423613882" calcext:value-type="float">
            <text:p>1.07584236138822E-07</text:p>
          </table:table-cell>
          <table:table-cell office:value-type="float" office:value="0.0730558235031694" calcext:value-type="float">
            <text:p>0.073055823503169</text:p>
          </table:table-cell>
          <table:table-cell office:value-type="float" office:value="0.00000002694232219879" calcext:value-type="float">
            <text:p>2.6942322198794E-08</text:p>
          </table:table-cell>
          <table:table-cell office:value-type="float" office:value="0.00000035582213293695" calcext:value-type="float">
            <text:p>3.55822132936945E-07</text:p>
          </table:table-cell>
          <table:table-cell office:value-type="float" office:value="0.0104471336417045" calcext:value-type="float">
            <text:p>0.010447133641705</text:p>
          </table:table-cell>
          <table:table-cell office:value-type="float" office:value="0.00000010785073259712" calcext:value-type="float">
            <text:p>1.07850732597116E-07</text:p>
          </table:table-cell>
          <table:table-cell office:value-type="float" office:value="0.00121213232836207" calcext:value-type="float">
            <text:p>0.001212132328362</text:p>
          </table:table-cell>
          <table:table-cell office:value-type="float" office:value="0.00185341801902239" calcext:value-type="float">
            <text:p>0.001853418019022</text:p>
          </table:table-cell>
          <table:table-cell office:value-type="float" office:value="0.00000003480994607686" calcext:value-type="float">
            <text:p>3.48099460768598E-08</text:p>
          </table:table-cell>
          <table:table-cell office:value-type="float" office:value="0.0397289745836695" calcext:value-type="float">
            <text:p>0.03972897458367</text:p>
          </table:table-cell>
          <table:table-cell office:value-type="float" office:value="0.000204966060907148" calcext:value-type="float">
            <text:p>0.000204966060907</text:p>
          </table:table-cell>
          <table:table-cell office:value-type="float" office:value="0.00000028525905013023" calcext:value-type="float">
            <text:p>2.85259050130227E-07</text:p>
          </table:table-cell>
          <table:table-cell office:value-type="float" office:value="0.00493803455568799" calcext:value-type="float">
            <text:p>0.004938034555688</text:p>
          </table:table-cell>
          <table:table-cell office:value-type="float" office:value="0.00868880737462951" calcext:value-type="float">
            <text:p>0.00868880737463</text:p>
          </table:table-cell>
          <table:table-cell office:value-type="float" office:value="0.0473903168756771" calcext:value-type="float">
            <text:p>0.047390316875677</text:p>
          </table:table-cell>
          <table:table-cell office:value-type="float" office:value="0.00421072659132984" calcext:value-type="float">
            <text:p>0.00421072659133</text:p>
          </table:table-cell>
          <table:table-cell office:value-type="float" office:value="0.226663117929819" calcext:value-type="float">
            <text:p>0.226663117929819</text:p>
          </table:table-cell>
          <table:table-cell office:value-type="float" office:value="0.00000007045184290758" calcext:value-type="float">
            <text:p>7.04518429075816E-08</text:p>
          </table:table-cell>
          <table:table-cell office:value-type="float" office:value="0.00057347957064808" calcext:value-type="float">
            <text:p>0.000573479570648</text:p>
          </table:table-cell>
          <table:table-cell office:value-type="float" office:value="0.0000001477303598721" calcext:value-type="float">
            <text:p>1.47730359872097E-07</text:p>
          </table:table-cell>
          <table:table-cell office:value-type="float" office:value="0.00000010925476221203" calcext:value-type="float">
            <text:p>1.09254762212032E-07</text:p>
          </table:table-cell>
          <table:table-cell office:value-type="float" office:value="0.0349024150039107" calcext:value-type="float">
            <text:p>0.034902415003911</text:p>
          </table:table-cell>
          <table:table-cell office:value-type="float" office:value="0.0831746583989114" calcext:value-type="float">
            <text:p>0.083174658398911</text:p>
          </table:table-cell>
          <table:table-cell office:value-type="float" office:value="0.00000011207922777725" calcext:value-type="float">
            <text:p>1.12079227777244E-07</text:p>
          </table:table-cell>
          <table:table-cell office:value-type="float" office:value="0.00208397134850537" calcext:value-type="float">
            <text:p>0.002083971348505</text:p>
          </table:table-cell>
          <table:table-cell office:value-type="float" office:value="0.00359528103375739" calcext:value-type="float">
            <text:p>0.003595281033757</text:p>
          </table:table-cell>
          <table:table-cell office:value-type="float" office:value="0.00000002623556592173" calcext:value-type="float">
            <text:p>2.62355659217334E-08</text:p>
          </table:table-cell>
          <table:table-cell office:value-type="float" office:value="0.00000005304234875281" calcext:value-type="float">
            <text:p>5.30423487528122E-08</text:p>
          </table:table-cell>
          <table:table-cell office:value-type="float" office:value="0.00223644568826434" calcext:value-type="float">
            <text:p>0.002236445688264</text:p>
          </table:table-cell>
          <table:table-cell office:value-type="float" office:value="0.00000009117871501277" calcext:value-type="float">
            <text:p>9.11787150127716E-08</text:p>
          </table:table-cell>
          <table:table-cell office:value-type="float" office:value="0.0250238718718776" calcext:value-type="float">
            <text:p>0.025023871871878</text:p>
          </table:table-cell>
          <table:table-cell office:value-type="float" office:value="0.0132035960006019" calcext:value-type="float">
            <text:p>0.013203596000602</text:p>
          </table:table-cell>
          <table:table-cell office:value-type="float" office:value="0.0000351055758944603" calcext:value-type="float">
            <text:p>3.51055758944603E-05</text:p>
          </table:table-cell>
          <table:table-cell office:value-type="float" office:value="0.01936203337159" calcext:value-type="float">
            <text:p>0.01936203337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le:/data/Diego/UNAM/Titulacion/codigo/mio/analisis2/topic_modeling/textos_anuales/5.txt</text:p>
          </table:table-cell>
          <table:table-cell office:value-type="float" office:value="0.00000002928113457862" calcext:value-type="float">
            <text:p>2.92811345786172E-08</text:p>
          </table:table-cell>
          <table:table-cell office:value-type="float" office:value="0.0170608664667521" calcext:value-type="float">
            <text:p>0.017060866466752</text:p>
          </table:table-cell>
          <table:table-cell office:value-type="float" office:value="0.00000014719804427947" calcext:value-type="float">
            <text:p>1.47198044279473E-07</text:p>
          </table:table-cell>
          <table:table-cell office:value-type="float" office:value="0.00000003209299193531" calcext:value-type="float">
            <text:p>3.20929919353095E-08</text:p>
          </table:table-cell>
          <table:table-cell office:value-type="float" office:value="0.00108027560597898" calcext:value-type="float">
            <text:p>0.001080275605979</text:p>
          </table:table-cell>
          <table:table-cell office:value-type="float" office:value="0.0987994882270926" calcext:value-type="float">
            <text:p>0.098799488227093</text:p>
          </table:table-cell>
          <table:table-cell office:value-type="float" office:value="0.00000002932208124039" calcext:value-type="float">
            <text:p>2.93220812403931E-08</text:p>
          </table:table-cell>
          <table:table-cell office:value-type="float" office:value="0.0468601647747191" calcext:value-type="float">
            <text:p>0.046860164774719</text:p>
          </table:table-cell>
          <table:table-cell office:value-type="float" office:value="0.065284078974093" calcext:value-type="float">
            <text:p>0.065284078974093</text:p>
          </table:table-cell>
          <table:table-cell office:value-type="float" office:value="0.00000011909223458261" calcext:value-type="float">
            <text:p>1.19092234582611E-07</text:p>
          </table:table-cell>
          <table:table-cell office:value-type="float" office:value="0.0533615498580433" calcext:value-type="float">
            <text:p>0.053361549858043</text:p>
          </table:table-cell>
          <table:table-cell office:value-type="float" office:value="0.0572204620620985" calcext:value-type="float">
            <text:p>0.057220462062099</text:p>
          </table:table-cell>
          <table:table-cell office:value-type="float" office:value="0.187914222627954" calcext:value-type="float">
            <text:p>0.187914222627954</text:p>
          </table:table-cell>
          <table:table-cell office:value-type="float" office:value="0.00000789293062705142" calcext:value-type="float">
            <text:p>7.89293062705142E-06</text:p>
          </table:table-cell>
          <table:table-cell office:value-type="float" office:value="0.0873104882616634" calcext:value-type="float">
            <text:p>0.087310488261664</text:p>
          </table:table-cell>
          <table:table-cell office:value-type="float" office:value="0.0199323079311635" calcext:value-type="float">
            <text:p>0.019932307931164</text:p>
          </table:table-cell>
          <table:table-cell office:value-type="float" office:value="0.000184729927110618" calcext:value-type="float">
            <text:p>0.000184729927111</text:p>
          </table:table-cell>
          <table:table-cell office:value-type="float" office:value="0.0473692008068893" calcext:value-type="float">
            <text:p>0.047369200806889</text:p>
          </table:table-cell>
          <table:table-cell office:value-type="float" office:value="0.00000002789077878329" calcext:value-type="float">
            <text:p>2.78907787832938E-08</text:p>
          </table:table-cell>
          <table:table-cell office:value-type="float" office:value="0.00000822445696628098" calcext:value-type="float">
            <text:p>8.22445696628098E-06</text:p>
          </table:table-cell>
          <table:table-cell office:value-type="float" office:value="0.00300200627087154" calcext:value-type="float">
            <text:p>0.003002006270872</text:p>
          </table:table-cell>
          <table:table-cell office:value-type="float" office:value="0.00000011164742601946" calcext:value-type="float">
            <text:p>1.11647426019461E-07</text:p>
          </table:table-cell>
          <table:table-cell office:value-type="float" office:value="0.00198542140688575" calcext:value-type="float">
            <text:p>0.001985421406886</text:p>
          </table:table-cell>
          <table:table-cell office:value-type="float" office:value="0.00389447565736553" calcext:value-type="float">
            <text:p>0.003894475657366</text:p>
          </table:table-cell>
          <table:table-cell office:value-type="float" office:value="0.00000003603536838155" calcext:value-type="float">
            <text:p>3.60353683815548E-08</text:p>
          </table:table-cell>
          <table:table-cell office:value-type="float" office:value="0.0672530521865867" calcext:value-type="float">
            <text:p>0.067253052186587</text:p>
          </table:table-cell>
          <table:table-cell office:value-type="float" office:value="0.0000000665907392418" calcext:value-type="float">
            <text:p>6.65907392417982E-08</text:p>
          </table:table-cell>
          <table:table-cell office:value-type="float" office:value="0.000106352769177317" calcext:value-type="float">
            <text:p>0.000106352769177</text:p>
          </table:table-cell>
          <table:table-cell office:value-type="float" office:value="0.00289644662204835" calcext:value-type="float">
            <text:p>0.002896446622048</text:p>
          </table:table-cell>
          <table:table-cell office:value-type="float" office:value="0.00788697006744637" calcext:value-type="float">
            <text:p>0.007886970067446</text:p>
          </table:table-cell>
          <table:table-cell office:value-type="float" office:value="0.0367559424844189" calcext:value-type="float">
            <text:p>0.036755942484419</text:p>
          </table:table-cell>
          <table:table-cell office:value-type="float" office:value="0.00331409527636962" calcext:value-type="float">
            <text:p>0.00331409527637</text:p>
          </table:table-cell>
          <table:table-cell office:value-type="float" office:value="0.00000006227215715138" calcext:value-type="float">
            <text:p>6.2272157151375E-08</text:p>
          </table:table-cell>
          <table:table-cell office:value-type="float" office:value="0.00000007293197486513" calcext:value-type="float">
            <text:p>7.29319748651317E-08</text:p>
          </table:table-cell>
          <table:table-cell office:value-type="float" office:value="0.000923624467418246" calcext:value-type="float">
            <text:p>0.000923624467418</text:p>
          </table:table-cell>
          <table:table-cell office:value-type="float" office:value="0.00000408098531839054" calcext:value-type="float">
            <text:p>4.08098531839054E-06</text:p>
          </table:table-cell>
          <table:table-cell office:value-type="float" office:value="0.00000011310088200243" calcext:value-type="float">
            <text:p>1.13100882002426E-07</text:p>
          </table:table-cell>
          <table:table-cell office:value-type="float" office:value="0.0238441384320463" calcext:value-type="float">
            <text:p>0.023844138432046</text:p>
          </table:table-cell>
          <table:table-cell office:value-type="float" office:value="0.088899449185222" calcext:value-type="float">
            <text:p>0.088899449185222</text:p>
          </table:table-cell>
          <table:table-cell office:value-type="float" office:value="0.00000011602477785963" calcext:value-type="float">
            <text:p>1.16024777859625E-07</text:p>
          </table:table-cell>
          <table:table-cell office:value-type="float" office:value="0.00239301711965137" calcext:value-type="float">
            <text:p>0.002393017119651</text:p>
          </table:table-cell>
          <table:table-cell office:value-type="float" office:value="0.00774810224781763" calcext:value-type="float">
            <text:p>0.007748102247818</text:p>
          </table:table-cell>
          <table:table-cell office:value-type="float" office:value="0.0000000271591424072" calcext:value-type="float">
            <text:p>2.71591424071954E-08</text:p>
          </table:table-cell>
          <table:table-cell office:value-type="float" office:value="0.00000005490961040015" calcext:value-type="float">
            <text:p>5.49096104001468E-08</text:p>
          </table:table-cell>
          <table:table-cell office:value-type="float" office:value="0.00174167984666345" calcext:value-type="float">
            <text:p>0.001741679846663</text:p>
          </table:table-cell>
          <table:table-cell office:value-type="float" office:value="0.00000009438849967729" calcext:value-type="float">
            <text:p>9.4388499677286E-08</text:p>
          </table:table-cell>
          <table:table-cell office:value-type="float" office:value="0.0312076662255925" calcext:value-type="float">
            <text:p>0.031207666225593</text:p>
          </table:table-cell>
          <table:table-cell office:value-type="float" office:value="0.0104788249875107" calcext:value-type="float">
            <text:p>0.010478824987511</text:p>
          </table:table-cell>
          <table:table-cell office:value-type="float" office:value="0.000896585313155837" calcext:value-type="float">
            <text:p>0.000896585313156</text:p>
          </table:table-cell>
          <table:table-cell office:value-type="float" office:value="0.0223729755994387" calcext:value-type="float">
            <text:p>0.022372975599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e:/data/Diego/UNAM/Titulacion/codigo/mio/analisis2/topic_modeling/textos_anuales/6.txt</text:p>
          </table:table-cell>
          <table:table-cell office:value-type="float" office:value="0.00000001983693095645" calcext:value-type="float">
            <text:p>1.98369309564545E-08</text:p>
          </table:table-cell>
          <table:table-cell office:value-type="float" office:value="0.000735367001488784" calcext:value-type="float">
            <text:p>0.000735367001489</text:p>
          </table:table-cell>
          <table:table-cell office:value-type="float" office:value="0.00000009972145831498" calcext:value-type="float">
            <text:p>9.97214583149848E-08</text:p>
          </table:table-cell>
          <table:table-cell office:value-type="float" office:value="0.00000002174186466366" calcext:value-type="float">
            <text:p>2.17418646636626E-08</text:p>
          </table:table-cell>
          <table:table-cell office:value-type="float" office:value="0.00000004109040642387" calcext:value-type="float">
            <text:p>4.10904064238668E-08</text:p>
          </table:table-cell>
          <table:table-cell office:value-type="float" office:value="0.0746929708337295" calcext:value-type="float">
            <text:p>0.07469297083373</text:p>
          </table:table-cell>
          <table:table-cell office:value-type="float" office:value="0.0809884737643017" calcext:value-type="float">
            <text:p>0.080988473764302</text:p>
          </table:table-cell>
          <table:table-cell office:value-type="float" office:value="0.0387022623955666" calcext:value-type="float">
            <text:p>0.038702262395567</text:p>
          </table:table-cell>
          <table:table-cell office:value-type="float" office:value="0.0620544768355156" calcext:value-type="float">
            <text:p>0.062054476835516</text:p>
          </table:table-cell>
          <table:table-cell office:value-type="float" office:value="0.00000008068076831252" calcext:value-type="float">
            <text:p>8.06807683125204E-08</text:p>
          </table:table-cell>
          <table:table-cell office:value-type="float" office:value="0.0439742447278897" calcext:value-type="float">
            <text:p>0.04397424472789</text:p>
          </table:table-cell>
          <table:table-cell office:value-type="float" office:value="0.0249190401394311" calcext:value-type="float">
            <text:p>0.024919040139431</text:p>
          </table:table-cell>
          <table:table-cell office:value-type="float" office:value="0.00000001994852117" calcext:value-type="float">
            <text:p>1.99485211700036E-08</text:p>
          </table:table-cell>
          <table:table-cell office:value-type="float" office:value="0.00000002494551853775" calcext:value-type="float">
            <text:p>2.49455185377458E-08</text:p>
          </table:table-cell>
          <table:table-cell office:value-type="float" office:value="0.0695627148016048" calcext:value-type="float">
            <text:p>0.069562714801605</text:p>
          </table:table-cell>
          <table:table-cell office:value-type="float" office:value="0.0336028536708479" calcext:value-type="float">
            <text:p>0.033602853670848</text:p>
          </table:table-cell>
          <table:table-cell office:value-type="float" office:value="0.00000007545027679136" calcext:value-type="float">
            <text:p>7.54502767913635E-08</text:p>
          </table:table-cell>
          <table:table-cell office:value-type="float" office:value="0.0403617083755539" calcext:value-type="float">
            <text:p>0.040361708375554</text:p>
          </table:table-cell>
          <table:table-cell office:value-type="float" office:value="0.0580469777210852" calcext:value-type="float">
            <text:p>0.058046977721085</text:p>
          </table:table-cell>
          <table:table-cell office:value-type="float" office:value="0.000819873772379984" calcext:value-type="float">
            <text:p>0.00081987377238</text:p>
          </table:table-cell>
          <table:table-cell office:value-type="float" office:value="0.00811706775599544" calcext:value-type="float">
            <text:p>0.008117067755995</text:p>
          </table:table-cell>
          <table:table-cell office:value-type="float" office:value="0.00000007563717435428" calcext:value-type="float">
            <text:p>7.56371743542765E-08</text:p>
          </table:table-cell>
          <table:table-cell office:value-type="float" office:value="0.00116143552367116" calcext:value-type="float">
            <text:p>0.001161435523671</text:p>
          </table:table-cell>
          <table:table-cell office:value-type="float" office:value="0.00474597439963928" calcext:value-type="float">
            <text:p>0.004745974399639</text:p>
          </table:table-cell>
          <table:table-cell office:value-type="float" office:value="0.00000002441268498856" calcext:value-type="float">
            <text:p>2.44126849885563E-08</text:p>
          </table:table-cell>
          <table:table-cell office:value-type="float" office:value="0.0400636903947265" calcext:value-type="float">
            <text:p>0.040063690394727</text:p>
          </table:table-cell>
          <table:table-cell office:value-type="float" office:value="0.145169333971795" calcext:value-type="float">
            <text:p>0.145169333971795</text:p>
          </table:table-cell>
          <table:table-cell office:value-type="float" office:value="0.00000020005602179296" calcext:value-type="float">
            <text:p>2.0005602179296E-07</text:p>
          </table:table-cell>
          <table:table-cell office:value-type="float" office:value="0.00102020429623387" calcext:value-type="float">
            <text:p>0.001020204296234</text:p>
          </table:table-cell>
          <table:table-cell office:value-type="float" office:value="0.0152717725784246" calcext:value-type="float">
            <text:p>0.015271772578425</text:p>
          </table:table-cell>
          <table:table-cell office:value-type="float" office:value="0.0533641625584494" calcext:value-type="float">
            <text:p>0.05336416255845</text:p>
          </table:table-cell>
          <table:table-cell office:value-type="float" office:value="0.00400684196845996" calcext:value-type="float">
            <text:p>0.00400684196846</text:p>
          </table:table-cell>
          <table:table-cell office:value-type="float" office:value="0.00000004218717955087" calcext:value-type="float">
            <text:p>4.21871795508699E-08</text:p>
          </table:table-cell>
          <table:table-cell office:value-type="float" office:value="0.00000004940882826904" calcext:value-type="float">
            <text:p>4.94088282690382E-08</text:p>
          </table:table-cell>
          <table:table-cell office:value-type="float" office:value="0.00000834355374945233" calcext:value-type="float">
            <text:p>8.34355374945233E-06</text:p>
          </table:table-cell>
          <table:table-cell office:value-type="float" office:value="0.00000010360529518892" calcext:value-type="float">
            <text:p>1.03605295188924E-07</text:p>
          </table:table-cell>
          <table:table-cell office:value-type="float" office:value="0.0000000766218392724" calcext:value-type="float">
            <text:p>7.66218392723971E-08</text:p>
          </table:table-cell>
          <table:table-cell office:value-type="float" office:value="0.0371870324878366" calcext:value-type="float">
            <text:p>0.037187032487837</text:p>
          </table:table-cell>
          <table:table-cell office:value-type="float" office:value="0.0871993145155957" calcext:value-type="float">
            <text:p>0.087199314515596</text:p>
          </table:table-cell>
          <table:table-cell office:value-type="float" office:value="0.00000007860267509306" calcext:value-type="float">
            <text:p>7.86026750930648E-08</text:p>
          </table:table-cell>
          <table:table-cell office:value-type="float" office:value="0.000327881122917086" calcext:value-type="float">
            <text:p>0.000327881122917</text:p>
          </table:table-cell>
          <table:table-cell office:value-type="float" office:value="0.00685105749314272" calcext:value-type="float">
            <text:p>0.006851057493143</text:p>
          </table:table-cell>
          <table:table-cell office:value-type="float" office:value="0.00000001839935646351" calcext:value-type="float">
            <text:p>1.83993564635122E-08</text:p>
          </table:table-cell>
          <table:table-cell office:value-type="float" office:value="0.00000003719931505485" calcext:value-type="float">
            <text:p>3.71993150548529E-08</text:p>
          </table:table-cell>
          <table:table-cell office:value-type="float" office:value="0.00121452090031817" calcext:value-type="float">
            <text:p>0.001214520900318</text:p>
          </table:table-cell>
          <table:table-cell office:value-type="float" office:value="0.00000006394486341212" calcext:value-type="float">
            <text:p>6.39448634121224E-08</text:p>
          </table:table-cell>
          <table:table-cell office:value-type="float" office:value="0.0320127533827848" calcext:value-type="float">
            <text:p>0.032012753382785</text:p>
          </table:table-cell>
          <table:table-cell office:value-type="float" office:value="0.0142414722748538" calcext:value-type="float">
            <text:p>0.014241472274854</text:p>
          </table:table-cell>
          <table:table-cell office:value-type="float" office:value="0.00000599219077145481" calcext:value-type="float">
            <text:p>5.99219077145481E-06</text:p>
          </table:table-cell>
          <table:table-cell office:value-type="float" office:value="0.0195690311002613" calcext:value-type="float">
            <text:p>0.0195690311002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le:/data/Diego/UNAM/Titulacion/codigo/mio/analisis2/topic_modeling/textos_anuales/7.txt</text:p>
          </table:table-cell>
          <table:table-cell office:value-type="float" office:value="0.00000003049654509687" calcext:value-type="float">
            <text:p>3.04965450968667E-08</text:p>
          </table:table-cell>
          <table:table-cell office:value-type="float" office:value="0.00183419475170577" calcext:value-type="float">
            <text:p>0.001834194751706</text:p>
          </table:table-cell>
          <table:table-cell office:value-type="float" office:value="0.00000015330798687076" calcext:value-type="float">
            <text:p>1.53307986870757E-07</text:p>
          </table:table-cell>
          <table:table-cell office:value-type="float" office:value="0.00000003342511791067" calcext:value-type="float">
            <text:p>3.34251179106723E-08</text:p>
          </table:table-cell>
          <table:table-cell office:value-type="float" office:value="0.00000006317083198529" calcext:value-type="float">
            <text:p>6.31708319852924E-08</text:p>
          </table:table-cell>
          <table:table-cell office:value-type="float" office:value="0.0766847113283695" calcext:value-type="float">
            <text:p>0.07668471132837</text:p>
          </table:table-cell>
          <table:table-cell office:value-type="float" office:value="0.00000003053919138552" calcext:value-type="float">
            <text:p>3.05391913855226E-08</text:p>
          </table:table-cell>
          <table:table-cell office:value-type="float" office:value="0.0500857658948172" calcext:value-type="float">
            <text:p>0.050085765894817</text:p>
          </table:table-cell>
          <table:table-cell office:value-type="float" office:value="0.0709722327374893" calcext:value-type="float">
            <text:p>0.070972232737489</text:p>
          </table:table-cell>
          <table:table-cell office:value-type="float" office:value="0.00000421513683907602" calcext:value-type="float">
            <text:p>4.21513683907602E-06</text:p>
          </table:table-cell>
          <table:table-cell office:value-type="float" office:value="0.0481184201610491" calcext:value-type="float">
            <text:p>0.048118420161049</text:p>
          </table:table-cell>
          <table:table-cell office:value-type="float" office:value="0.0120897188080568" calcext:value-type="float">
            <text:p>0.012089718808057</text:p>
          </table:table-cell>
          <table:table-cell office:value-type="float" office:value="0.00000003066809965777" calcext:value-type="float">
            <text:p>3.06680996577681E-08</text:p>
          </table:table-cell>
          <table:table-cell office:value-type="float" office:value="0.00000003835029383936" calcext:value-type="float">
            <text:p>3.8350293839358E-08</text:p>
          </table:table-cell>
          <table:table-cell office:value-type="float" office:value="0.094551132931171" calcext:value-type="float">
            <text:p>0.094551132931171</text:p>
          </table:table-cell>
          <table:table-cell office:value-type="float" office:value="0.0184113722820821" calcext:value-type="float">
            <text:p>0.018411372282082</text:p>
          </table:table-cell>
          <table:table-cell office:value-type="float" office:value="0.00000011599439317453" calcext:value-type="float">
            <text:p>1.15994393174525E-07</text:p>
          </table:table-cell>
          <table:table-cell office:value-type="float" office:value="0.0505054714195321" calcext:value-type="float">
            <text:p>0.050505471419532</text:p>
          </table:table-cell>
          <table:table-cell office:value-type="float" office:value="0.0000000290484779771" calcext:value-type="float">
            <text:p>2.90484779770996E-08</text:p>
          </table:table-cell>
          <table:table-cell office:value-type="float" office:value="0.00000038363773234239" calcext:value-type="float">
            <text:p>3.83637732342393E-07</text:p>
          </table:table-cell>
          <table:table-cell office:value-type="float" office:value="0.00146153626508243" calcext:value-type="float">
            <text:p>0.001461536265082</text:p>
          </table:table-cell>
          <table:table-cell office:value-type="float" office:value="0.0000001162817223974" calcext:value-type="float">
            <text:p>1.16281722397396E-07</text:p>
          </table:table-cell>
          <table:table-cell office:value-type="float" office:value="0.00124143044147252" calcext:value-type="float">
            <text:p>0.001241430441473</text:p>
          </table:table-cell>
          <table:table-cell office:value-type="float" office:value="0.00529982356561798" calcext:value-type="float">
            <text:p>0.005299823565618</text:p>
          </table:table-cell>
          <table:table-cell office:value-type="float" office:value="0.00000003753113575499" calcext:value-type="float">
            <text:p>3.75311357549925E-08</text:p>
          </table:table-cell>
          <table:table-cell office:value-type="float" office:value="0.0607578130502382" calcext:value-type="float">
            <text:p>0.060757813050238</text:p>
          </table:table-cell>
          <table:table-cell office:value-type="float" office:value="0.00000006935480853273" calcext:value-type="float">
            <text:p>6.9354808532733E-08</text:p>
          </table:table-cell>
          <table:table-cell office:value-type="float" office:value="0.000499421915511677" calcext:value-type="float">
            <text:p>0.000499421915512</text:p>
          </table:table-cell>
          <table:table-cell office:value-type="float" office:value="0.00184252716764661" calcext:value-type="float">
            <text:p>0.001842527167647</text:p>
          </table:table-cell>
          <table:table-cell office:value-type="float" office:value="0.0329982364894156" calcext:value-type="float">
            <text:p>0.032998236489416</text:p>
          </table:table-cell>
          <table:table-cell office:value-type="float" office:value="0.0396766852124829" calcext:value-type="float">
            <text:p>0.039676685212483</text:p>
          </table:table-cell>
          <table:table-cell office:value-type="float" office:value="0.00405714077300877" calcext:value-type="float">
            <text:p>0.004057140773009</text:p>
          </table:table-cell>
          <table:table-cell office:value-type="float" office:value="0.00000006485696938236" calcext:value-type="float">
            <text:p>6.48569693823577E-08</text:p>
          </table:table-cell>
          <table:table-cell office:value-type="float" office:value="0.00000007595925815328" calcext:value-type="float">
            <text:p>7.59592581532771E-08</text:p>
          </table:table-cell>
          <table:table-cell office:value-type="float" office:value="0.000430119394244181" calcext:value-type="float">
            <text:p>0.000430119394244</text:p>
          </table:table-cell>
          <table:table-cell office:value-type="float" office:value="0.00000015927885033925" calcext:value-type="float">
            <text:p>1.59278850339252E-07</text:p>
          </table:table-cell>
          <table:table-cell office:value-type="float" office:value="0.00000011779550888719" calcext:value-type="float">
            <text:p>1.17795508887186E-07</text:p>
          </table:table-cell>
          <table:table-cell office:value-type="float" office:value="0.0257543661984054" calcext:value-type="float">
            <text:p>0.025754366198405</text:p>
          </table:table-cell>
          <table:table-cell office:value-type="float" office:value="0.0976870276089026" calcext:value-type="float">
            <text:p>0.097687027608903</text:p>
          </table:table-cell>
          <table:table-cell office:value-type="float" office:value="0.00000012084077073072" calcext:value-type="float">
            <text:p>1.20840770730718E-07</text:p>
          </table:table-cell>
          <table:table-cell office:value-type="float" office:value="0.000724991468994547" calcext:value-type="float">
            <text:p>0.000724991468995</text:p>
          </table:table-cell>
          <table:table-cell office:value-type="float" office:value="0.0969079773461111" calcext:value-type="float">
            <text:p>0.096907977346111</text:p>
          </table:table-cell>
          <table:table-cell office:value-type="float" office:value="0.00000002828647260882" calcext:value-type="float">
            <text:p>2.8286472608821E-08</text:p>
          </table:table-cell>
          <table:table-cell office:value-type="float" office:value="0.146420572238611" calcext:value-type="float">
            <text:p>0.146420572238611</text:p>
          </table:table-cell>
          <table:table-cell office:value-type="float" office:value="0.00110212241614453" calcext:value-type="float">
            <text:p>0.001102122416145</text:p>
          </table:table-cell>
          <table:table-cell office:value-type="float" office:value="0.0000041894076937938" calcext:value-type="float">
            <text:p>4.1894076937938E-06</text:p>
          </table:table-cell>
          <table:table-cell office:value-type="float" office:value="0.0275978133809967" calcext:value-type="float">
            <text:p>0.027597813380997</text:p>
          </table:table-cell>
          <table:table-cell office:value-type="float" office:value="0.0110937917984364" calcext:value-type="float">
            <text:p>0.011093791798436</text:p>
          </table:table-cell>
          <table:table-cell office:value-type="float" office:value="0.000316044763265698" calcext:value-type="float">
            <text:p>0.000316044763266</text:p>
          </table:table-cell>
          <table:table-cell office:value-type="float" office:value="0.0208674348224385" calcext:value-type="float">
            <text:p>0.020867434822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le:/data/Diego/UNAM/Titulacion/codigo/mio/analisis2/topic_modeling/textos_anuales/8.txt</text:p>
          </table:table-cell>
          <table:table-cell office:value-type="float" office:value="0.00000002811788991844" calcext:value-type="float">
            <text:p>2.81178899184402E-08</text:p>
          </table:table-cell>
          <table:table-cell office:value-type="float" office:value="0.000555758438894693" calcext:value-type="float">
            <text:p>0.000555758438895</text:p>
          </table:table-cell>
          <table:table-cell office:value-type="float" office:value="0.00000014135034262922" calcext:value-type="float">
            <text:p>1.41350342629222E-07</text:p>
          </table:table-cell>
          <table:table-cell office:value-type="float" office:value="0.00000003081804128756" calcext:value-type="float">
            <text:p>3.08180412875599E-08</text:p>
          </table:table-cell>
          <table:table-cell office:value-type="float" office:value="0.00000005824366314862" calcext:value-type="float">
            <text:p>5.82436631486244E-08</text:p>
          </table:table-cell>
          <table:table-cell office:value-type="float" office:value="0.105583228081841" calcext:value-type="float">
            <text:p>0.105583228081841</text:p>
          </table:table-cell>
          <table:table-cell office:value-type="float" office:value="0.00000002815720990194" calcext:value-type="float">
            <text:p>2.81572099019351E-08</text:p>
          </table:table-cell>
          <table:table-cell office:value-type="float" office:value="0.0534931185386361" calcext:value-type="float">
            <text:p>0.053493118538636</text:p>
          </table:table-cell>
          <table:table-cell office:value-type="float" office:value="0.0782010405032472" calcext:value-type="float">
            <text:p>0.078201040503247</text:p>
          </table:table-cell>
          <table:table-cell office:value-type="float" office:value="0.00000011436108574086" calcext:value-type="float">
            <text:p>1.14361085740861E-07</text:p>
          </table:table-cell>
          <table:table-cell office:value-type="float" office:value="0.0569487125856976" calcext:value-type="float">
            <text:p>0.056948712585698</text:p>
          </table:table-cell>
          <table:table-cell office:value-type="float" office:value="0.0152205165401211" calcext:value-type="float">
            <text:p>0.015220516540121</text:p>
          </table:table-cell>
          <table:table-cell office:value-type="float" office:value="0.0000000282760636474" calcext:value-type="float">
            <text:p>2.82760636474024E-08</text:p>
          </table:table-cell>
          <table:table-cell office:value-type="float" office:value="0.00000003535906566104" calcext:value-type="float">
            <text:p>3.53590656610377E-08</text:p>
          </table:table-cell>
          <table:table-cell office:value-type="float" office:value="0.077169247570101" calcext:value-type="float">
            <text:p>0.077169247570101</text:p>
          </table:table-cell>
          <table:table-cell office:value-type="float" office:value="0.0259941958616378" calcext:value-type="float">
            <text:p>0.025994195861638</text:p>
          </table:table-cell>
          <table:table-cell office:value-type="float" office:value="0.00000010694711706123" calcext:value-type="float">
            <text:p>1.06947117061226E-07</text:p>
          </table:table-cell>
          <table:table-cell office:value-type="float" office:value="0.0545665930690009" calcext:value-type="float">
            <text:p>0.054566593069001</text:p>
          </table:table-cell>
          <table:table-cell office:value-type="float" office:value="0.00000002678276845669" calcext:value-type="float">
            <text:p>2.67827684566879E-08</text:p>
          </table:table-cell>
          <table:table-cell office:value-type="float" office:value="0.00079624687396533" calcext:value-type="float">
            <text:p>0.000796246873965</text:p>
          </table:table-cell>
          <table:table-cell office:value-type="float" office:value="0.0140629705639962" calcext:value-type="float">
            <text:p>0.014062970563996</text:p>
          </table:table-cell>
          <table:table-cell office:value-type="float" office:value="0.00000010721203531454" calcext:value-type="float">
            <text:p>1.07212035314536E-07</text:p>
          </table:table-cell>
          <table:table-cell office:value-type="float" office:value="0.00198953116432402" calcext:value-type="float">
            <text:p>0.001989531164324</text:p>
          </table:table-cell>
          <table:table-cell office:value-type="float" office:value="0.000661804268076094" calcext:value-type="float">
            <text:p>0.000661804268076</text:p>
          </table:table-cell>
          <table:table-cell office:value-type="float" office:value="0.00000003460379988359" calcext:value-type="float">
            <text:p>3.46037998835921E-08</text:p>
          </table:table-cell>
          <table:table-cell office:value-type="float" office:value="0.0479807100237086" calcext:value-type="float">
            <text:p>0.047980710023709</text:p>
          </table:table-cell>
          <table:table-cell office:value-type="float" office:value="0.00000006394530480235" calcext:value-type="float">
            <text:p>6.39453048023544E-08</text:p>
          </table:table-cell>
          <table:table-cell office:value-type="float" office:value="0.000279411976216047" calcext:value-type="float">
            <text:p>0.000279411976216</text:p>
          </table:table-cell>
          <table:table-cell office:value-type="float" office:value="0.00161205847403774" calcext:value-type="float">
            <text:p>0.001612058474038</text:p>
          </table:table-cell>
          <table:table-cell office:value-type="float" office:value="0.0192291432592874" calcext:value-type="float">
            <text:p>0.019229143259287</text:p>
          </table:table-cell>
          <table:table-cell office:value-type="float" office:value="0.0550535126831418" calcext:value-type="float">
            <text:p>0.055053512683142</text:p>
          </table:table-cell>
          <table:table-cell office:value-type="float" office:value="0.00476667930963932" calcext:value-type="float">
            <text:p>0.004766679309639</text:p>
          </table:table-cell>
          <table:table-cell office:value-type="float" office:value="0.00000005979828599418" calcext:value-type="float">
            <text:p>5.97982859941781E-08</text:p>
          </table:table-cell>
          <table:table-cell office:value-type="float" office:value="0.17216194474729" calcext:value-type="float">
            <text:p>0.17216194474729</text:p>
          </table:table-cell>
          <table:table-cell office:value-type="float" office:value="0.00000051056729896297" calcext:value-type="float">
            <text:p>5.10567298962971E-07</text:p>
          </table:table-cell>
          <table:table-cell office:value-type="float" office:value="0.00000014685549349769" calcext:value-type="float">
            <text:p>1.46855493497686E-07</text:p>
          </table:table-cell>
          <table:table-cell office:value-type="float" office:value="0.0000001086077501978" calcext:value-type="float">
            <text:p>1.08607750197803E-07</text:p>
          </table:table-cell>
          <table:table-cell office:value-type="float" office:value="0.0168692232451226" calcext:value-type="float">
            <text:p>0.016869223245123</text:p>
          </table:table-cell>
          <table:table-cell office:value-type="float" office:value="0.0956200728686615" calcext:value-type="float">
            <text:p>0.095620072868662</text:p>
          </table:table-cell>
          <table:table-cell office:value-type="float" office:value="0.0000001114154891406" calcext:value-type="float">
            <text:p>1.11415489140602E-07</text:p>
          </table:table-cell>
          <table:table-cell office:value-type="float" office:value="0.000155451178391473" calcext:value-type="float">
            <text:p>0.000155451178391</text:p>
          </table:table-cell>
          <table:table-cell office:value-type="float" office:value="0.00264230424788107" calcext:value-type="float">
            <text:p>0.002642304247881</text:p>
          </table:table-cell>
          <table:table-cell office:value-type="float" office:value="0.00000002608019762467" calcext:value-type="float">
            <text:p>2.60801976246655E-08</text:p>
          </table:table-cell>
          <table:table-cell office:value-type="float" office:value="0.00000005272822938436" calcext:value-type="float">
            <text:p>5.27282293843642E-08</text:p>
          </table:table-cell>
          <table:table-cell office:value-type="float" office:value="0.0021515332437859" calcext:value-type="float">
            <text:p>0.002151533243786</text:p>
          </table:table-cell>
          <table:table-cell office:value-type="float" office:value="0.00000009063875022899" calcext:value-type="float">
            <text:p>9.06387502289876E-08</text:p>
          </table:table-cell>
          <table:table-cell office:value-type="float" office:value="0.0342113928811283" calcext:value-type="float">
            <text:p>0.034211392881128</text:p>
          </table:table-cell>
          <table:table-cell office:value-type="float" office:value="0.00838399275834103" calcext:value-type="float">
            <text:p>0.008383992758341</text:p>
          </table:table-cell>
          <table:table-cell office:value-type="float" office:value="0.0250696981361768" calcext:value-type="float">
            <text:p>0.025069698136177</text:p>
          </table:table-cell>
          <table:table-cell office:value-type="float" office:value="0.0285679960417688" calcext:value-type="float">
            <text:p>0.028567996041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le:/data/Diego/UNAM/Titulacion/codigo/mio/analisis2/topic_modeling/textos_anuales/9.txt</text:p>
          </table:table-cell>
          <table:table-cell office:value-type="float" office:value="0.00000002201420391906" calcext:value-type="float">
            <text:p>2.20142039190638E-08</text:p>
          </table:table-cell>
          <table:table-cell office:value-type="float" office:value="0.000668419920860366" calcext:value-type="float">
            <text:p>0.00066841992086</text:p>
          </table:table-cell>
          <table:table-cell office:value-type="float" office:value="0.00000011066674191041" calcext:value-type="float">
            <text:p>1.10666741910406E-07</text:p>
          </table:table-cell>
          <table:table-cell office:value-type="float" office:value="0.00000002412822040553" calcext:value-type="float">
            <text:p>2.4128220405527E-08</text:p>
          </table:table-cell>
          <table:table-cell office:value-type="float" office:value="0.00000004560043023379" calcext:value-type="float">
            <text:p>4.5600430233785E-08</text:p>
          </table:table-cell>
          <table:table-cell office:value-type="float" office:value="0.0906196830387569" calcext:value-type="float">
            <text:p>0.090619683038757</text:p>
          </table:table-cell>
          <table:table-cell office:value-type="float" office:value="0.00000002204498852407" calcext:value-type="float">
            <text:p>2.20449885240701E-08</text:p>
          </table:table-cell>
          <table:table-cell office:value-type="float" office:value="0.0728955953396327" calcext:value-type="float">
            <text:p>0.072895595339633</text:p>
          </table:table-cell>
          <table:table-cell office:value-type="float" office:value="0.0881498701771401" calcext:value-type="float">
            <text:p>0.08814987017714</text:p>
          </table:table-cell>
          <table:table-cell office:value-type="float" office:value="0.0000296215168261465" calcext:value-type="float">
            <text:p>2.96215168261465E-05</text:p>
          </table:table-cell>
          <table:table-cell office:value-type="float" office:value="0.0393800926470081" calcext:value-type="float">
            <text:p>0.039380092647008</text:p>
          </table:table-cell>
          <table:table-cell office:value-type="float" office:value="0.00932952408899238" calcext:value-type="float">
            <text:p>0.009329524088992</text:p>
          </table:table-cell>
          <table:table-cell office:value-type="float" office:value="0.00000002213804211368" calcext:value-type="float">
            <text:p>2.21380421136834E-08</text:p>
          </table:table-cell>
          <table:table-cell office:value-type="float" office:value="0.00000002768350271331" calcext:value-type="float">
            <text:p>2.76835027133085E-08</text:p>
          </table:table-cell>
          <table:table-cell office:value-type="float" office:value="0.0751660178899362" calcext:value-type="float">
            <text:p>0.075166017889936</text:p>
          </table:table-cell>
          <table:table-cell office:value-type="float" office:value="0.0573846141142127" calcext:value-type="float">
            <text:p>0.057384614114213</text:p>
          </table:table-cell>
          <table:table-cell office:value-type="float" office:value="0.00000008373159047037" calcext:value-type="float">
            <text:p>8.37315904703715E-08</text:p>
          </table:table-cell>
          <table:table-cell office:value-type="float" office:value="0.0334130791919501" calcext:value-type="float">
            <text:p>0.03341307919195</text:p>
          </table:table-cell>
          <table:table-cell office:value-type="float" office:value="0.00000002096890371336" calcext:value-type="float">
            <text:p>2.09689037133589E-08</text:p>
          </table:table-cell>
          <table:table-cell office:value-type="float" office:value="0.0000770600820269981" calcext:value-type="float">
            <text:p>7.70600820269981E-05</text:p>
          </table:table-cell>
          <table:table-cell office:value-type="float" office:value="0.0000804676672070137" calcext:value-type="float">
            <text:p>8.04676672070137E-05</text:p>
          </table:table-cell>
          <table:table-cell office:value-type="float" office:value="0.00000008393900164053" calcext:value-type="float">
            <text:p>8.39390016405256E-08</text:p>
          </table:table-cell>
          <table:table-cell office:value-type="float" office:value="0.00239340908988301" calcext:value-type="float">
            <text:p>0.002393409089883</text:p>
          </table:table-cell>
          <table:table-cell office:value-type="float" office:value="0.00127416192791567" calcext:value-type="float">
            <text:p>0.001274161927916</text:p>
          </table:table-cell>
          <table:table-cell office:value-type="float" office:value="0.00000002709218612142" calcext:value-type="float">
            <text:p>2.70921861214161E-08</text:p>
          </table:table-cell>
          <table:table-cell office:value-type="float" office:value="0.0358878893489326" calcext:value-type="float">
            <text:p>0.035887889348933</text:p>
          </table:table-cell>
          <table:table-cell office:value-type="float" office:value="0.00000300326245432434" calcext:value-type="float">
            <text:p>3.00326245432434E-06</text:p>
          </table:table-cell>
          <table:table-cell office:value-type="float" office:value="0.0763581111901273" calcext:value-type="float">
            <text:p>0.076358111190127</text:p>
          </table:table-cell>
          <table:table-cell office:value-type="float" office:value="0.00109378887512596" calcext:value-type="float">
            <text:p>0.001093788875126</text:p>
          </table:table-cell>
          <table:table-cell office:value-type="float" office:value="0.039548805128205" calcext:value-type="float">
            <text:p>0.039548805128205</text:p>
          </table:table-cell>
          <table:table-cell office:value-type="float" office:value="0.0390923381457894" calcext:value-type="float">
            <text:p>0.03909233814579</text:p>
          </table:table-cell>
          <table:table-cell office:value-type="float" office:value="0.00370832765391622" calcext:value-type="float">
            <text:p>0.003708327653916</text:p>
          </table:table-cell>
          <table:table-cell office:value-type="float" office:value="0.00000004681758359908" calcext:value-type="float">
            <text:p>4.68175835990811E-08</text:p>
          </table:table-cell>
          <table:table-cell office:value-type="float" office:value="0.00000005483187007629" calcext:value-type="float">
            <text:p>5.48318700762881E-08</text:p>
          </table:table-cell>
          <table:table-cell office:value-type="float" office:value="0.00000039973599250793" calcext:value-type="float">
            <text:p>3.99735992507931E-07</text:p>
          </table:table-cell>
          <table:table-cell office:value-type="float" office:value="0.00000011497686312416" calcext:value-type="float">
            <text:p>1.14976863124164E-07</text:p>
          </table:table-cell>
          <table:table-cell office:value-type="float" office:value="0.00000008503174196145" calcext:value-type="float">
            <text:p>8.50317419614471E-08</text:p>
          </table:table-cell>
          <table:table-cell office:value-type="float" office:value="0.0179797076552381" calcext:value-type="float">
            <text:p>0.017979707655238</text:p>
          </table:table-cell>
          <table:table-cell office:value-type="float" office:value="0.0909464790635548" calcext:value-type="float">
            <text:p>0.090946479063555</text:p>
          </table:table-cell>
          <table:table-cell office:value-type="float" office:value="0.00000008722999146799" calcext:value-type="float">
            <text:p>8.72299914679907E-08</text:p>
          </table:table-cell>
          <table:table-cell office:value-type="float" office:value="0.000177817404474871" calcext:value-type="float">
            <text:p>0.000177817404475</text:p>
          </table:table-cell>
          <table:table-cell office:value-type="float" office:value="0.0106950180675983" calcext:value-type="float">
            <text:p>0.010695018067598</text:p>
          </table:table-cell>
          <table:table-cell office:value-type="float" office:value="0.0000000204188433209" calcext:value-type="float">
            <text:p>2.04188433208973E-08</text:p>
          </table:table-cell>
          <table:table-cell office:value-type="float" office:value="0.00000004128225828202" calcext:value-type="float">
            <text:p>4.1282258282024E-08</text:p>
          </table:table-cell>
          <table:table-cell office:value-type="float" office:value="0.000571133873398065" calcext:value-type="float">
            <text:p>0.000571133873398</text:p>
          </table:table-cell>
          <table:table-cell office:value-type="float" office:value="0.154219027131084" calcext:value-type="float">
            <text:p>0.154219027131084</text:p>
          </table:table-cell>
          <table:table-cell office:value-type="float" office:value="0.0248447096709677" calcext:value-type="float">
            <text:p>0.024844709670968</text:p>
          </table:table-cell>
          <table:table-cell office:value-type="float" office:value="0.0105774351784069" calcext:value-type="float">
            <text:p>0.010577435178407</text:p>
          </table:table-cell>
          <table:table-cell office:value-type="float" office:value="0.00000074348886696057" calcext:value-type="float">
            <text:p>7.43488866960572E-07</text:p>
          </table:table-cell>
          <table:table-cell office:value-type="float" office:value="0.0234327078365555" calcext:value-type="float">
            <text:p>0.023432707836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:/data/Diego/UNAM/Titulacion/codigo/mio/analisis2/topic_modeling/textos_anuales/10.txt</text:p>
          </table:table-cell>
          <table:table-cell office:value-type="float" office:value="0.177770784917363" calcext:value-type="float">
            <text:p>0.177770784917363</text:p>
          </table:table-cell>
          <table:table-cell office:value-type="float" office:value="0.00170542547671122" calcext:value-type="float">
            <text:p>0.001705425476711</text:p>
          </table:table-cell>
          <table:table-cell office:value-type="float" office:value="0.00000012498259027259" calcext:value-type="float">
            <text:p>1.24982590272585E-07</text:p>
          </table:table-cell>
          <table:table-cell office:value-type="float" office:value="0.0000000272494466982" calcext:value-type="float">
            <text:p>2.72494466981958E-08</text:p>
          </table:table-cell>
          <table:table-cell office:value-type="float" office:value="0.00000005149930132376" calcext:value-type="float">
            <text:p>5.14993013237596E-08</text:p>
          </table:table-cell>
          <table:table-cell office:value-type="float" office:value="0.116983876290284" calcext:value-type="float">
            <text:p>0.116983876290284</text:p>
          </table:table-cell>
          <table:table-cell office:value-type="float" office:value="0.00000002489672796637" calcext:value-type="float">
            <text:p>2.48967279663685E-08</text:p>
          </table:table-cell>
          <table:table-cell office:value-type="float" office:value="0.0542594609579362" calcext:value-type="float">
            <text:p>0.054259460957936</text:p>
          </table:table-cell>
          <table:table-cell office:value-type="float" office:value="0.0539237404349769" calcext:value-type="float">
            <text:p>0.053923740434977</text:p>
          </table:table-cell>
          <table:table-cell office:value-type="float" office:value="0.00000010111857146162" calcext:value-type="float">
            <text:p>1.01118571461623E-07</text:p>
          </table:table-cell>
          <table:table-cell office:value-type="float" office:value="0.0739776900631806" calcext:value-type="float">
            <text:p>0.073977690063181</text:p>
          </table:table-cell>
          <table:table-cell office:value-type="float" office:value="0.0199517278005263" calcext:value-type="float">
            <text:p>0.019951727800526</text:p>
          </table:table-cell>
          <table:table-cell office:value-type="float" office:value="0.00000002500181896718" calcext:value-type="float">
            <text:p>2.5001818967181E-08</text:p>
          </table:table-cell>
          <table:table-cell office:value-type="float" office:value="0.00000003126464028126" calcext:value-type="float">
            <text:p>3.12646402812559E-08</text:p>
          </table:table-cell>
          <table:table-cell office:value-type="float" office:value="0.08848152899041" calcext:value-type="float">
            <text:p>0.08848152899041</text:p>
          </table:table-cell>
          <table:table-cell office:value-type="float" office:value="0.0290009251150864" calcext:value-type="float">
            <text:p>0.029000925115087</text:p>
          </table:table-cell>
          <table:table-cell office:value-type="float" office:value="0.00000009456310797604" calcext:value-type="float">
            <text:p>9.45631079760401E-08</text:p>
          </table:table-cell>
          <table:table-cell office:value-type="float" office:value="0.036941611454334" calcext:value-type="float">
            <text:p>0.036941611454334</text:p>
          </table:table-cell>
          <table:table-cell office:value-type="float" office:value="0.00000002368144083788" calcext:value-type="float">
            <text:p>2.36814408378782E-08</text:p>
          </table:table-cell>
          <table:table-cell office:value-type="float" office:value="0.00000364798002246952" calcext:value-type="float">
            <text:p>3.64798002246952E-06</text:p>
          </table:table-cell>
          <table:table-cell office:value-type="float" office:value="0.00241219268001583" calcext:value-type="float">
            <text:p>0.002412192680016</text:p>
          </table:table-cell>
          <table:table-cell office:value-type="float" office:value="0.0000000947973498526" calcext:value-type="float">
            <text:p>9.47973498525952E-08</text:p>
          </table:table-cell>
          <table:table-cell office:value-type="float" office:value="0.00527781317998019" calcext:value-type="float">
            <text:p>0.00527781317998</text:p>
          </table:table-cell>
          <table:table-cell office:value-type="float" office:value="0.0362987459295276" calcext:value-type="float">
            <text:p>0.036298745929528</text:p>
          </table:table-cell>
          <table:table-cell office:value-type="float" office:value="0.00000003059683098236" calcext:value-type="float">
            <text:p>3.05968309823637E-08</text:p>
          </table:table-cell>
          <table:table-cell office:value-type="float" office:value="0.0431551673462425" calcext:value-type="float">
            <text:p>0.043155167346243</text:p>
          </table:table-cell>
          <table:table-cell office:value-type="float" office:value="0.00000005654071777479" calcext:value-type="float">
            <text:p>5.65407177747864E-08</text:p>
          </table:table-cell>
          <table:table-cell office:value-type="float" office:value="0.00000025073359561525" calcext:value-type="float">
            <text:p>2.50733595615254E-07</text:p>
          </table:table-cell>
          <table:table-cell office:value-type="float" office:value="0.00449045975135347" calcext:value-type="float">
            <text:p>0.004490459751353</text:p>
          </table:table-cell>
          <table:table-cell office:value-type="float" office:value="0.0114560153856665" calcext:value-type="float">
            <text:p>0.011456015385667</text:p>
          </table:table-cell>
          <table:table-cell office:value-type="float" office:value="0.0665353442025223" calcext:value-type="float">
            <text:p>0.066535344202522</text:p>
          </table:table-cell>
          <table:table-cell office:value-type="float" office:value="0.00645265378623308" calcext:value-type="float">
            <text:p>0.006452653786233</text:p>
          </table:table-cell>
          <table:table-cell office:value-type="float" office:value="0.00000338809763605866" calcext:value-type="float">
            <text:p>3.38809763605866E-06</text:p>
          </table:table-cell>
          <table:table-cell office:value-type="float" office:value="0.0000000619249201099" calcext:value-type="float">
            <text:p>6.19249201098954E-08</text:p>
          </table:table-cell>
          <table:table-cell office:value-type="float" office:value="0.000490729334208073" calcext:value-type="float">
            <text:p>0.000490729334208</text:p>
          </table:table-cell>
          <table:table-cell office:value-type="float" office:value="0.0000935161147206231" calcext:value-type="float">
            <text:p>9.35161147206231E-05</text:p>
          </table:table-cell>
          <table:table-cell office:value-type="float" office:value="0.00000009603144704789" calcext:value-type="float">
            <text:p>9.60314470478902E-08</text:p>
          </table:table-cell>
          <table:table-cell office:value-type="float" office:value="0.0150259032494569" calcext:value-type="float">
            <text:p>0.015025903249457</text:p>
          </table:table-cell>
          <table:table-cell office:value-type="float" office:value="0.0816860640716313" calcext:value-type="float">
            <text:p>0.081686064071631</text:p>
          </table:table-cell>
          <table:table-cell office:value-type="float" office:value="0.00000009851406208336" calcext:value-type="float">
            <text:p>9.85140620833601E-08</text:p>
          </table:table-cell>
          <table:table-cell office:value-type="float" office:value="0.0000307234514625835" calcext:value-type="float">
            <text:p>3.07234514625835E-05</text:p>
          </table:table-cell>
          <table:table-cell office:value-type="float" office:value="0.00289665454243213" calcext:value-type="float">
            <text:p>0.002896654542432</text:p>
          </table:table-cell>
          <table:table-cell office:value-type="float" office:value="0.00000002306022463986" calcext:value-type="float">
            <text:p>2.3060224639864E-08</text:p>
          </table:table-cell>
          <table:table-cell office:value-type="float" office:value="0.00000004662253070183" calcext:value-type="float">
            <text:p>4.66225307018283E-08</text:p>
          </table:table-cell>
          <table:table-cell office:value-type="float" office:value="0.00203913926350131" calcext:value-type="float">
            <text:p>0.002039139263501</text:p>
          </table:table-cell>
          <table:table-cell office:value-type="float" office:value="0.00000008014317879939" calcext:value-type="float">
            <text:p>8.01431787993894E-08</text:p>
          </table:table-cell>
          <table:table-cell office:value-type="float" office:value="0.0328813545203304" calcext:value-type="float">
            <text:p>0.03288135452033</text:p>
          </table:table-cell>
          <table:table-cell office:value-type="float" office:value="0.00307737216281193" calcext:value-type="float">
            <text:p>0.003077372162812</text:p>
          </table:table-cell>
          <table:table-cell office:value-type="float" office:value="0.000988065890783483" calcext:value-type="float">
            <text:p>0.000988065890783</text:p>
          </table:table-cell>
          <table:table-cell office:value-type="float" office:value="0.0317069343361494" calcext:value-type="float">
            <text:p>0.031706934336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:/data/Diego/UNAM/Titulacion/codigo/mio/analisis2/topic_modeling/textos_anuales/11.txt</text:p>
          </table:table-cell>
          <table:table-cell office:value-type="float" office:value="0.00000002354274134351" calcext:value-type="float">
            <text:p>2.35427413435135E-08</text:p>
          </table:table-cell>
          <table:table-cell office:value-type="float" office:value="0.00215815172385857" calcext:value-type="float">
            <text:p>0.002158151723859</text:p>
          </table:table-cell>
          <table:table-cell office:value-type="float" office:value="0.18069312409651" calcext:value-type="float">
            <text:p>0.18069312409651</text:p>
          </table:table-cell>
          <table:table-cell office:value-type="float" office:value="0.00000002580354275699" calcext:value-type="float">
            <text:p>2.58035427569875E-08</text:p>
          </table:table-cell>
          <table:table-cell office:value-type="float" office:value="0.00000004876665711347" calcext:value-type="float">
            <text:p>4.87666571134672E-08</text:p>
          </table:table-cell>
          <table:table-cell office:value-type="float" office:value="0.103717813816978" calcext:value-type="float">
            <text:p>0.103717813816978</text:p>
          </table:table-cell>
          <table:table-cell office:value-type="float" office:value="0.00000002357566345124" calcext:value-type="float">
            <text:p>2.3575663451244E-08</text:p>
          </table:table-cell>
          <table:table-cell office:value-type="float" office:value="0.0527731464089029" calcext:value-type="float">
            <text:p>0.052773146408903</text:p>
          </table:table-cell>
          <table:table-cell office:value-type="float" office:value="0.087600255244431" calcext:value-type="float">
            <text:p>0.087600255244431</text:p>
          </table:table-cell>
          <table:table-cell office:value-type="float" office:value="0.0000000957530408281" calcext:value-type="float">
            <text:p>9.57530408281007E-08</text:p>
          </table:table-cell>
          <table:table-cell office:value-type="float" office:value="0.0471423510548891" calcext:value-type="float">
            <text:p>0.047142351054889</text:p>
          </table:table-cell>
          <table:table-cell office:value-type="float" office:value="0.0128765858944264" calcext:value-type="float">
            <text:p>0.012876585894427</text:p>
          </table:table-cell>
          <table:table-cell office:value-type="float" office:value="0.00000002367517813728" calcext:value-type="float">
            <text:p>2.36751781372806E-08</text:p>
          </table:table-cell>
          <table:table-cell office:value-type="float" office:value="0.00000002960568305164" calcext:value-type="float">
            <text:p>2.96056830516355E-08</text:p>
          </table:table-cell>
          <table:table-cell office:value-type="float" office:value="0.0853593511515775" calcext:value-type="float">
            <text:p>0.085359351151578</text:p>
          </table:table-cell>
          <table:table-cell office:value-type="float" office:value="0.0253397400549876" calcext:value-type="float">
            <text:p>0.025339740054988</text:p>
          </table:table-cell>
          <table:table-cell office:value-type="float" office:value="0.00000008954542185456" calcext:value-type="float">
            <text:p>8.95454218545633E-08</text:p>
          </table:table-cell>
          <table:table-cell office:value-type="float" office:value="0.0550647412119975" calcext:value-type="float">
            <text:p>0.055064741211998</text:p>
          </table:table-cell>
          <table:table-cell office:value-type="float" office:value="0.00000002242486161188" calcext:value-type="float">
            <text:p>2.24248616118771E-08</text:p>
          </table:table-cell>
          <table:table-cell office:value-type="float" office:value="0.0387709835664509" calcext:value-type="float">
            <text:p>0.038770983566451</text:p>
          </table:table-cell>
          <table:table-cell office:value-type="float" office:value="0.00123565817940943" calcext:value-type="float">
            <text:p>0.001235658179409</text:p>
          </table:table-cell>
          <table:table-cell office:value-type="float" office:value="0.0000853625401205756" calcext:value-type="float">
            <text:p>8.53625401205756E-05</text:p>
          </table:table-cell>
          <table:table-cell office:value-type="float" office:value="0.00172897343047172" calcext:value-type="float">
            <text:p>0.001728973430472</text:p>
          </table:table-cell>
          <table:table-cell office:value-type="float" office:value="0.00489987322117656" calcext:value-type="float">
            <text:p>0.004899873221177</text:p>
          </table:table-cell>
          <table:table-cell office:value-type="float" office:value="0.00000002897330889783" calcext:value-type="float">
            <text:p>2.89733088978286E-08</text:p>
          </table:table-cell>
          <table:table-cell office:value-type="float" office:value="0.0438182422172388" calcext:value-type="float">
            <text:p>0.043818242217239</text:p>
          </table:table-cell>
          <table:table-cell office:value-type="float" office:value="0.00000005354056707174" calcext:value-type="float">
            <text:p>5.35405670717367E-08</text:p>
          </table:table-cell>
          <table:table-cell office:value-type="float" office:value="0.000142358717370165" calcext:value-type="float">
            <text:p>0.00014235871737</text:p>
          </table:table-cell>
          <table:table-cell office:value-type="float" office:value="0.00205720365854064" calcext:value-type="float">
            <text:p>0.002057203658541</text:p>
          </table:table-cell>
          <table:table-cell office:value-type="float" office:value="0.00758250752716349" calcext:value-type="float">
            <text:p>0.007582507527164</text:p>
          </table:table-cell>
          <table:table-cell office:value-type="float" office:value="0.0412539873181712" calcext:value-type="float">
            <text:p>0.041253987318171</text:p>
          </table:table-cell>
          <table:table-cell office:value-type="float" office:value="0.00370683564401417" calcext:value-type="float">
            <text:p>0.003706835644014</text:p>
          </table:table-cell>
          <table:table-cell office:value-type="float" office:value="0.00000005006832248188" calcext:value-type="float">
            <text:p>5.00683224818769E-08</text:p>
          </table:table-cell>
          <table:table-cell office:value-type="float" office:value="0.00000005863907408749" calcext:value-type="float">
            <text:p>5.86390740874941E-08</text:p>
          </table:table-cell>
          <table:table-cell office:value-type="float" office:value="0.000448899111683438" calcext:value-type="float">
            <text:p>0.000448899111683</text:p>
          </table:table-cell>
          <table:table-cell office:value-type="float" office:value="0.00000012296018329678" calcext:value-type="float">
            <text:p>1.22960183296778E-07</text:p>
          </table:table-cell>
          <table:table-cell office:value-type="float" office:value="0.000578050840965381" calcext:value-type="float">
            <text:p>0.000578050840965</text:p>
          </table:table-cell>
          <table:table-cell office:value-type="float" office:value="0.0205956358985921" calcext:value-type="float">
            <text:p>0.020595635898592</text:p>
          </table:table-cell>
          <table:table-cell office:value-type="float" office:value="0.0852630750974929" calcext:value-type="float">
            <text:p>0.085263075097493</text:p>
          </table:table-cell>
          <table:table-cell office:value-type="float" office:value="0.00000009328673133392" calcext:value-type="float">
            <text:p>9.32867313339179E-08</text:p>
          </table:table-cell>
          <table:table-cell office:value-type="float" office:value="0.00197773398366147" calcext:value-type="float">
            <text:p>0.001977733983661</text:p>
          </table:table-cell>
          <table:table-cell office:value-type="float" office:value="0.00472633445043077" calcext:value-type="float">
            <text:p>0.004726334450431</text:p>
          </table:table-cell>
          <table:table-cell office:value-type="float" office:value="0.00000002183660824643" calcext:value-type="float">
            <text:p>2.18366082464297E-08</text:p>
          </table:table-cell>
          <table:table-cell office:value-type="float" office:value="0.00000004414865658477" calcext:value-type="float">
            <text:p>4.41486565847682E-08</text:p>
          </table:table-cell>
          <table:table-cell office:value-type="float" office:value="0.00279314140122795" calcext:value-type="float">
            <text:p>0.002793141401228</text:p>
          </table:table-cell>
          <table:table-cell office:value-type="float" office:value="0.000217995199126465" calcext:value-type="float">
            <text:p>0.000217995199126</text:p>
          </table:table-cell>
          <table:table-cell office:value-type="float" office:value="0.0354539404762896" calcext:value-type="float">
            <text:p>0.03545394047629</text:p>
          </table:table-cell>
          <table:table-cell office:value-type="float" office:value="0.00986223320603441" calcext:value-type="float">
            <text:p>0.009862233206034</text:p>
          </table:table-cell>
          <table:table-cell office:value-type="float" office:value="0.000521906502240375" calcext:value-type="float">
            <text:p>0.00052190650224</text:p>
          </table:table-cell>
          <table:table-cell office:value-type="float" office:value="0.0395529510073276" calcext:value-type="float">
            <text:p>0.039552951007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:/data/Diego/UNAM/Titulacion/codigo/mio/analisis2/topic_modeling/textos_anuales/12.txt</text:p>
          </table:table-cell>
          <table:table-cell office:value-type="float" office:value="0.00000002160872440595" calcext:value-type="float">
            <text:p>2.16087244059485E-08</text:p>
          </table:table-cell>
          <table:table-cell office:value-type="float" office:value="0.00166199298192648" calcext:value-type="float">
            <text:p>0.001661992981926</text:p>
          </table:table-cell>
          <table:table-cell office:value-type="float" office:value="0.000261000909597828" calcext:value-type="float">
            <text:p>0.000261000909598</text:p>
          </table:table-cell>
          <table:table-cell office:value-type="float" office:value="0.0000000236838028332" calcext:value-type="float">
            <text:p>2.36838028332022E-08</text:p>
          </table:table-cell>
          <table:table-cell office:value-type="float" office:value="0.00000004476051613482" calcext:value-type="float">
            <text:p>4.4760516134823E-08</text:p>
          </table:table-cell>
          <table:table-cell office:value-type="float" office:value="0.0905130144292519" calcext:value-type="float">
            <text:p>0.090513014429252</text:p>
          </table:table-cell>
          <table:table-cell office:value-type="float" office:value="0.00000002163894198947" calcext:value-type="float">
            <text:p>2.16389419894674E-08</text:p>
          </table:table-cell>
          <table:table-cell office:value-type="float" office:value="0.0621492143929345" calcext:value-type="float">
            <text:p>0.062149214392935</text:p>
          </table:table-cell>
          <table:table-cell office:value-type="float" office:value="0.0549379805040571" calcext:value-type="float">
            <text:p>0.054937980504057</text:p>
          </table:table-cell>
          <table:table-cell office:value-type="float" office:value="0.00000008788700687382" calcext:value-type="float">
            <text:p>8.78870068738211E-08</text:p>
          </table:table-cell>
          <table:table-cell office:value-type="float" office:value="0.0754115745369259" calcext:value-type="float">
            <text:p>0.075411574536926</text:p>
          </table:table-cell>
          <table:table-cell office:value-type="float" office:value="0.0155553421272245" calcext:value-type="float">
            <text:p>0.015555342127225</text:p>
          </table:table-cell>
          <table:table-cell office:value-type="float" office:value="0.00000002173028162547" calcext:value-type="float">
            <text:p>2.17302816254738E-08</text:p>
          </table:table-cell>
          <table:table-cell office:value-type="float" office:value="0.00000002717360041374" calcext:value-type="float">
            <text:p>2.71736004137392E-08</text:p>
          </table:table-cell>
          <table:table-cell office:value-type="float" office:value="0.067641870359963" calcext:value-type="float">
            <text:p>0.067641870359963</text:p>
          </table:table-cell>
          <table:table-cell office:value-type="float" office:value="0.0323864321834543" calcext:value-type="float">
            <text:p>0.032386432183454</text:p>
          </table:table-cell>
          <table:table-cell office:value-type="float" office:value="0.00000008218933871959" calcext:value-type="float">
            <text:p>8.21893387195871E-08</text:p>
          </table:table-cell>
          <table:table-cell office:value-type="float" office:value="0.0561764910525383" calcext:value-type="float">
            <text:p>0.056176491052538</text:p>
          </table:table-cell>
          <table:table-cell office:value-type="float" office:value="0.00000002058267757956" calcext:value-type="float">
            <text:p>2.0582677579563E-08</text:p>
          </table:table-cell>
          <table:table-cell office:value-type="float" office:value="0.0000089682408883492" calcext:value-type="float">
            <text:p>8.9682408883492E-06</text:p>
          </table:table-cell>
          <table:table-cell office:value-type="float" office:value="0.000038402289896395" calcext:value-type="float">
            <text:p>3.8402289896395E-05</text:p>
          </table:table-cell>
          <table:table-cell office:value-type="float" office:value="0.00000008239292958442" calcext:value-type="float">
            <text:p>8.23929295844239E-08</text:p>
          </table:table-cell>
          <table:table-cell office:value-type="float" office:value="0.00205944458721948" calcext:value-type="float">
            <text:p>0.002059444587219</text:p>
          </table:table-cell>
          <table:table-cell office:value-type="float" office:value="0.00913253884181931" calcext:value-type="float">
            <text:p>0.009132538841819</text:p>
          </table:table-cell>
          <table:table-cell office:value-type="float" office:value="0.158222498747424" calcext:value-type="float">
            <text:p>0.158222498747424</text:p>
          </table:table-cell>
          <table:table-cell office:value-type="float" office:value="0.06807900630511" calcext:value-type="float">
            <text:p>0.06807900630511</text:p>
          </table:table-cell>
          <table:table-cell office:value-type="float" office:value="0.00000004914225329626" calcext:value-type="float">
            <text:p>4.91422532962637E-08</text:p>
          </table:table-cell>
          <table:table-cell office:value-type="float" office:value="0.00000021792460991895" calcext:value-type="float">
            <text:p>2.1792460991895E-07</text:p>
          </table:table-cell>
          <table:table-cell office:value-type="float" office:value="0.00364777955800836" calcext:value-type="float">
            <text:p>0.003647779558008</text:p>
          </table:table-cell>
          <table:table-cell office:value-type="float" office:value="0.00119968892933269" calcext:value-type="float">
            <text:p>0.001199688929333</text:p>
          </table:table-cell>
          <table:table-cell office:value-type="float" office:value="0.0448163359090953" calcext:value-type="float">
            <text:p>0.044816335909095</text:p>
          </table:table-cell>
          <table:table-cell office:value-type="float" office:value="0.0104377173127" calcext:value-type="float">
            <text:p>0.0104377173127</text:p>
          </table:table-cell>
          <table:table-cell office:value-type="float" office:value="0.0000000459552507583" calcext:value-type="float">
            <text:p>4.59552507583031E-08</text:p>
          </table:table-cell>
          <table:table-cell office:value-type="float" office:value="0.00000005382192213252" calcext:value-type="float">
            <text:p>5.38219221325206E-08</text:p>
          </table:table-cell>
          <table:table-cell office:value-type="float" office:value="0.0400096731008404" calcext:value-type="float">
            <text:p>0.04000967310084</text:p>
          </table:table-cell>
          <table:table-cell office:value-type="float" office:value="0.00000011285910485089" calcext:value-type="float">
            <text:p>1.12859104850891E-07</text:p>
          </table:table-cell>
          <table:table-cell office:value-type="float" office:value="0.00000008346554272678" calcext:value-type="float">
            <text:p>8.34655427267784E-08</text:p>
          </table:table-cell>
          <table:table-cell office:value-type="float" office:value="0.0123321345780911" calcext:value-type="float">
            <text:p>0.012332134578091</text:p>
          </table:table-cell>
          <table:table-cell office:value-type="float" office:value="0.0845144003877643" calcext:value-type="float">
            <text:p>0.084514400387764</text:p>
          </table:table-cell>
          <table:table-cell office:value-type="float" office:value="0.0000203772451758268" calcext:value-type="float">
            <text:p>2.03772451758268E-05</text:p>
          </table:table-cell>
          <table:table-cell office:value-type="float" office:value="0.000374559602187902" calcext:value-type="float">
            <text:p>0.000374559602188</text:p>
          </table:table-cell>
          <table:table-cell office:value-type="float" office:value="0.00165377824913834" calcext:value-type="float">
            <text:p>0.001653778249138</text:p>
          </table:table-cell>
          <table:table-cell office:value-type="float" office:value="0.00000002004274874675" calcext:value-type="float">
            <text:p>2.00427487467498E-08</text:p>
          </table:table-cell>
          <table:table-cell office:value-type="float" office:value="0.00000004052188057089" calcext:value-type="float">
            <text:p>4.05218805708862E-08</text:p>
          </table:table-cell>
          <table:table-cell office:value-type="float" office:value="0.00522188958598125" calcext:value-type="float">
            <text:p>0.005221889585981</text:p>
          </table:table-cell>
          <table:table-cell office:value-type="float" office:value="0.00000006965628572695" calcext:value-type="float">
            <text:p>6.96562857269497E-08</text:p>
          </table:table-cell>
          <table:table-cell office:value-type="float" office:value="0.0421480618316533" calcext:value-type="float">
            <text:p>0.042148061831653</text:p>
          </table:table-cell>
          <table:table-cell office:value-type="float" office:value="0.0011731119248849" calcext:value-type="float">
            <text:p>0.001173111924885</text:p>
          </table:table-cell>
          <table:table-cell office:value-type="float" office:value="0.0108219618591824" calcext:value-type="float">
            <text:p>0.010821961859183</text:p>
          </table:table-cell>
          <table:table-cell office:value-type="float" office:value="0.0473916303983136" calcext:value-type="float">
            <text:p>0.047391630398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:/data/Diego/UNAM/Titulacion/codigo/mio/analisis2/topic_modeling/textos_anuales/13.txt</text:p>
          </table:table-cell>
          <table:table-cell office:value-type="float" office:value="0.00000003259849080902" calcext:value-type="float">
            <text:p>3.25984908090231E-08</text:p>
          </table:table-cell>
          <table:table-cell office:value-type="float" office:value="0.0190549713240758" calcext:value-type="float">
            <text:p>0.019054971324076</text:p>
          </table:table-cell>
          <table:table-cell office:value-type="float" office:value="0.00000016387459579707" calcext:value-type="float">
            <text:p>1.63874595797072E-07</text:p>
          </table:table-cell>
          <table:table-cell office:value-type="float" office:value="0.00000003572891275194" calcext:value-type="float">
            <text:p>3.57289127519404E-08</text:p>
          </table:table-cell>
          <table:table-cell office:value-type="float" office:value="0.00000006752482221609" calcext:value-type="float">
            <text:p>6.75248222160902E-08</text:p>
          </table:table-cell>
          <table:table-cell office:value-type="float" office:value="0.121428403139918" calcext:value-type="float">
            <text:p>0.121428403139918</text:p>
          </table:table-cell>
          <table:table-cell office:value-type="float" office:value="0.00000003264407645305" calcext:value-type="float">
            <text:p>3.26440764530486E-08</text:p>
          </table:table-cell>
          <table:table-cell office:value-type="float" office:value="0.0481896075620887" calcext:value-type="float">
            <text:p>0.048189607562089</text:p>
          </table:table-cell>
          <table:table-cell office:value-type="float" office:value="0.0626091320144349" calcext:value-type="float">
            <text:p>0.062609132014435</text:p>
          </table:table-cell>
          <table:table-cell office:value-type="float" office:value="0.00000013258458629886" calcext:value-type="float">
            <text:p>1.32584586298862E-07</text:p>
          </table:table-cell>
          <table:table-cell office:value-type="float" office:value="0.0563284097656269" calcext:value-type="float">
            <text:p>0.056328409765627</text:p>
          </table:table-cell>
          <table:table-cell office:value-type="float" office:value="0.0137101451034748" calcext:value-type="float">
            <text:p>0.013710145103475</text:p>
          </table:table-cell>
          <table:table-cell office:value-type="float" office:value="0.00000003278186960682" calcext:value-type="float">
            <text:p>3.2781869606819E-08</text:p>
          </table:table-cell>
          <table:table-cell office:value-type="float" office:value="0.00000004099355180315" calcext:value-type="float">
            <text:p>4.09935518031547E-08</text:p>
          </table:table-cell>
          <table:table-cell office:value-type="float" office:value="0.0746196136489898" calcext:value-type="float">
            <text:p>0.07461961364899</text:p>
          </table:table-cell>
          <table:table-cell office:value-type="float" office:value="0.0254703122309816" calcext:value-type="float">
            <text:p>0.025470312230982</text:p>
          </table:table-cell>
          <table:table-cell office:value-type="float" office:value="0.00000012398919772019" calcext:value-type="float">
            <text:p>1.23989197720186E-07</text:p>
          </table:table-cell>
          <table:table-cell office:value-type="float" office:value="0.0591117593486173" calcext:value-type="float">
            <text:p>0.059111759348617</text:p>
          </table:table-cell>
          <table:table-cell office:value-type="float" office:value="0.00000003105061702382" calcext:value-type="float">
            <text:p>3.10506170238243E-08</text:p>
          </table:table-cell>
          <table:table-cell office:value-type="float" office:value="0.0000135293093974338" calcext:value-type="float">
            <text:p>1.35293093974338E-05</text:p>
          </table:table-cell>
          <table:table-cell office:value-type="float" office:value="0.000897563635755717" calcext:value-type="float">
            <text:p>0.000897563635756</text:p>
          </table:table-cell>
          <table:table-cell office:value-type="float" office:value="0.203059563061905" calcext:value-type="float">
            <text:p>0.203059563061905</text:p>
          </table:table-cell>
          <table:table-cell office:value-type="float" office:value="0.00390711006103485" calcext:value-type="float">
            <text:p>0.003907110061035</text:p>
          </table:table-cell>
          <table:table-cell office:value-type="float" office:value="0.00374532829779821" calcext:value-type="float">
            <text:p>0.003745328297798</text:p>
          </table:table-cell>
          <table:table-cell office:value-type="float" office:value="0.00000004011793401762" calcext:value-type="float">
            <text:p>4.01179340176152E-08</text:p>
          </table:table-cell>
          <table:table-cell office:value-type="float" office:value="0.0374563287216048" calcext:value-type="float">
            <text:p>0.037456328721605</text:p>
          </table:table-cell>
          <table:table-cell office:value-type="float" office:value="0.00000007413502353577" calcext:value-type="float">
            <text:p>7.41350235357692E-08</text:p>
          </table:table-cell>
          <table:table-cell office:value-type="float" office:value="0.000087790288687641" calcext:value-type="float">
            <text:p>8.7790288687641E-05</text:p>
          </table:table-cell>
          <table:table-cell office:value-type="float" office:value="0.00104242938235083" calcext:value-type="float">
            <text:p>0.001042429382351</text:p>
          </table:table-cell>
          <table:table-cell office:value-type="float" office:value="0.0119684837375251" calcext:value-type="float">
            <text:p>0.011968483737525</text:p>
          </table:table-cell>
          <table:table-cell office:value-type="float" office:value="0.0502829013321613" calcext:value-type="float">
            <text:p>0.050282901332161</text:p>
          </table:table-cell>
          <table:table-cell office:value-type="float" office:value="0.0136601746957354" calcext:value-type="float">
            <text:p>0.013660174695735</text:p>
          </table:table-cell>
          <table:table-cell office:value-type="float" office:value="0.00000006932717504873" calcext:value-type="float">
            <text:p>6.93271750487274E-08</text:p>
          </table:table-cell>
          <table:table-cell office:value-type="float" office:value="0.0000787965734480834" calcext:value-type="float">
            <text:p>7.87965734480834E-05</text:p>
          </table:table-cell>
          <table:table-cell office:value-type="float" office:value="0.000149276530815104" calcext:value-type="float">
            <text:p>0.000149276530815</text:p>
          </table:table-cell>
          <table:table-cell office:value-type="float" office:value="0.0000132894867903263" calcext:value-type="float">
            <text:p>1.32894867903263E-05</text:p>
          </table:table-cell>
          <table:table-cell office:value-type="float" office:value="0.00000012591445364077" calcext:value-type="float">
            <text:p>1.25914453640772E-07</text:p>
          </table:table-cell>
          <table:table-cell office:value-type="float" office:value="0.0168197970971303" calcext:value-type="float">
            <text:p>0.01681979709713</text:p>
          </table:table-cell>
          <table:table-cell office:value-type="float" office:value="0.0911958305537434" calcext:value-type="float">
            <text:p>0.091195830553743</text:p>
          </table:table-cell>
          <table:table-cell office:value-type="float" office:value="0.00000012916960729513" calcext:value-type="float">
            <text:p>1.29169607295133E-07</text:p>
          </table:table-cell>
          <table:table-cell office:value-type="float" office:value="0.0000534031859758525" calcext:value-type="float">
            <text:p>5.34031859758525E-05</text:p>
          </table:table-cell>
          <table:table-cell office:value-type="float" office:value="0.00568282973416116" calcext:value-type="float">
            <text:p>0.005682829734161</text:p>
          </table:table-cell>
          <table:table-cell office:value-type="float" office:value="0.00000003023609115162" calcext:value-type="float">
            <text:p>3.02360911516196E-08</text:p>
          </table:table-cell>
          <table:table-cell office:value-type="float" office:value="0.00000006113050111328" calcext:value-type="float">
            <text:p>6.11305011132788E-08</text:p>
          </table:table-cell>
          <table:table-cell office:value-type="float" office:value="0.00295355426688599" calcext:value-type="float">
            <text:p>0.002953554266886</text:p>
          </table:table-cell>
          <table:table-cell office:value-type="float" office:value="0.00000010508208385663" calcext:value-type="float">
            <text:p>1.05082083856629E-07</text:p>
          </table:table-cell>
          <table:table-cell office:value-type="float" office:value="0.0332170818422311" calcext:value-type="float">
            <text:p>0.033217081842231</text:p>
          </table:table-cell>
          <table:table-cell office:value-type="float" office:value="0.00581045603747632" calcext:value-type="float">
            <text:p>0.005810456037476</text:p>
          </table:table-cell>
          <table:table-cell office:value-type="float" office:value="0.00081449320079069" calcext:value-type="float">
            <text:p>0.000814493200791</text:p>
          </table:table-cell>
          <table:table-cell office:value-type="float" office:value="0.036566305944798" calcext:value-type="float">
            <text:p>0.036566305944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le:/data/Diego/UNAM/Titulacion/codigo/mio/analisis2/topic_modeling/textos_anuales/14.txt</text:p>
          </table:table-cell>
          <table:table-cell office:value-type="float" office:value="0.0000000288091282757" calcext:value-type="float">
            <text:p>2.88091282756995E-08</text:p>
          </table:table-cell>
          <table:table-cell office:value-type="float" office:value="0.000194541686167805" calcext:value-type="float">
            <text:p>0.000194541686168</text:p>
          </table:table-cell>
          <table:table-cell office:value-type="float" office:value="0.00000014482523988931" calcext:value-type="float">
            <text:p>1.44825239889311E-07</text:p>
          </table:table-cell>
          <table:table-cell office:value-type="float" office:value="0.00000003157565902827" calcext:value-type="float">
            <text:p>3.15756590282706E-08</text:p>
          </table:table-cell>
          <table:table-cell office:value-type="float" office:value="0.00000005967550082038" calcext:value-type="float">
            <text:p>5.96755008203842E-08</text:p>
          </table:table-cell>
          <table:table-cell office:value-type="float" office:value="0.110787537718122" calcext:value-type="float">
            <text:p>0.110787537718122</text:p>
          </table:table-cell>
          <table:table-cell office:value-type="float" office:value="0.0000000288494148851" calcext:value-type="float">
            <text:p>2.88494148850997E-08</text:p>
          </table:table-cell>
          <table:table-cell office:value-type="float" office:value="0.0554690404891263" calcext:value-type="float">
            <text:p>0.055469040489126</text:p>
          </table:table-cell>
          <table:table-cell office:value-type="float" office:value="0.0403205973330919" calcext:value-type="float">
            <text:p>0.040320597333092</text:p>
          </table:table-cell>
          <table:table-cell office:value-type="float" office:value="0.0000155761120368595" calcext:value-type="float">
            <text:p>1.55761120368595E-05</text:p>
          </table:table-cell>
          <table:table-cell office:value-type="float" office:value="0.0868511355271255" calcext:value-type="float">
            <text:p>0.086851135527126</text:p>
          </table:table-cell>
          <table:table-cell office:value-type="float" office:value="0.0186671555398676" calcext:value-type="float">
            <text:p>0.018667155539868</text:p>
          </table:table-cell>
          <table:table-cell office:value-type="float" office:value="0.00000002897119048096" calcext:value-type="float">
            <text:p>2.89711904809622E-08</text:p>
          </table:table-cell>
          <table:table-cell office:value-type="float" office:value="0.00000003622831803142" calcext:value-type="float">
            <text:p>3.62283180314202E-08</text:p>
          </table:table-cell>
          <table:table-cell office:value-type="float" office:value="0.0723378403967344" calcext:value-type="float">
            <text:p>0.072337840396734</text:p>
          </table:table-cell>
          <table:table-cell office:value-type="float" office:value="0.021207138438322" calcext:value-type="float">
            <text:p>0.021207138438322</text:p>
          </table:table-cell>
          <table:table-cell office:value-type="float" office:value="0.000000109576259921" calcext:value-type="float">
            <text:p>1.09576259921002E-07</text:p>
          </table:table-cell>
          <table:table-cell office:value-type="float" office:value="0.0393399167405608" calcext:value-type="float">
            <text:p>0.039339916740561</text:p>
          </table:table-cell>
          <table:table-cell office:value-type="float" office:value="0.00000002744118475053" calcext:value-type="float">
            <text:p>2.74411847505335E-08</text:p>
          </table:table-cell>
          <table:table-cell office:value-type="float" office:value="0.00000036241051592385" calcext:value-type="float">
            <text:p>3.62410515923852E-07</text:p>
          </table:table-cell>
          <table:table-cell office:value-type="float" office:value="0.000364242128513759" calcext:value-type="float">
            <text:p>0.000364242128514</text:p>
          </table:table-cell>
          <table:table-cell office:value-type="float" office:value="0.00000010984769081302" calcext:value-type="float">
            <text:p>1.09847690813018E-07</text:p>
          </table:table-cell>
          <table:table-cell office:value-type="float" office:value="0.0435379641723555" calcext:value-type="float">
            <text:p>0.043537964172356</text:p>
          </table:table-cell>
          <table:table-cell office:value-type="float" office:value="0.00273024801010872" calcext:value-type="float">
            <text:p>0.002730248010109</text:p>
          </table:table-cell>
          <table:table-cell office:value-type="float" office:value="0.00000003545448511836" calcext:value-type="float">
            <text:p>3.54544851183605E-08</text:p>
          </table:table-cell>
          <table:table-cell office:value-type="float" office:value="0.0332452693175189" calcext:value-type="float">
            <text:p>0.033245269317519</text:p>
          </table:table-cell>
          <table:table-cell office:value-type="float" office:value="0.00000006551730922994" calcext:value-type="float">
            <text:p>6.55173092299354E-08</text:p>
          </table:table-cell>
          <table:table-cell office:value-type="float" office:value="0.0000505320944166933" calcext:value-type="float">
            <text:p>5.05320944166933E-05</text:p>
          </table:table-cell>
          <table:table-cell office:value-type="float" office:value="0.0011260846956872" calcext:value-type="float">
            <text:p>0.001126084695687</text:p>
          </table:table-cell>
          <table:table-cell office:value-type="float" office:value="0.00158398726592089" calcext:value-type="float">
            <text:p>0.001583987265921</text:p>
          </table:table-cell>
          <table:table-cell office:value-type="float" office:value="0.0441286623054341" calcext:value-type="float">
            <text:p>0.044128662305434</text:p>
          </table:table-cell>
          <table:table-cell office:value-type="float" office:value="0.0182983561365424" calcext:value-type="float">
            <text:p>0.018298356136543</text:p>
          </table:table-cell>
          <table:table-cell office:value-type="float" office:value="0.00000006126834185888" calcext:value-type="float">
            <text:p>6.12683418588761E-08</text:p>
          </table:table-cell>
          <table:table-cell office:value-type="float" office:value="0.00000007175632534485" calcext:value-type="float">
            <text:p>7.17563253448525E-08</text:p>
          </table:table-cell>
          <table:table-cell office:value-type="float" office:value="0.00000438785375688882" calcext:value-type="float">
            <text:p>4.38785375688882E-06</text:p>
          </table:table-cell>
          <table:table-cell office:value-type="float" office:value="0.194214672721748" calcext:value-type="float">
            <text:p>0.194214672721748</text:p>
          </table:table-cell>
          <table:table-cell office:value-type="float" office:value="0.00000011127771736284" calcext:value-type="float">
            <text:p>1.1127771736284E-07</text:p>
          </table:table-cell>
          <table:table-cell office:value-type="float" office:value="0.0092993868452162" calcext:value-type="float">
            <text:p>0.009299386845216</text:p>
          </table:table-cell>
          <table:table-cell office:value-type="float" office:value="0.0831031213383408" calcext:value-type="float">
            <text:p>0.083103121338341</text:p>
          </table:table-cell>
          <table:table-cell office:value-type="float" office:value="0.00000011415448057667" calcext:value-type="float">
            <text:p>1.14154480576665E-07</text:p>
          </table:table-cell>
          <table:table-cell office:value-type="float" office:value="0.000615311441274162" calcext:value-type="float">
            <text:p>0.000615311441274</text:p>
          </table:table-cell>
          <table:table-cell office:value-type="float" office:value="0.00092175402447343" calcext:value-type="float">
            <text:p>0.000921754024473</text:p>
          </table:table-cell>
          <table:table-cell office:value-type="float" office:value="0.00000002672134221323" calcext:value-type="float">
            <text:p>2.67213422132303E-08</text:p>
          </table:table-cell>
          <table:table-cell office:value-type="float" office:value="0.00000005402447795659" calcext:value-type="float">
            <text:p>5.40244779565921E-08</text:p>
          </table:table-cell>
          <table:table-cell office:value-type="float" office:value="0.0010218167551265" calcext:value-type="float">
            <text:p>0.001021816755127</text:p>
          </table:table-cell>
          <table:table-cell office:value-type="float" office:value="0.00000009286697507068" calcext:value-type="float">
            <text:p>9.28669750706827E-08</text:p>
          </table:table-cell>
          <table:table-cell office:value-type="float" office:value="0.0399799683279108" calcext:value-type="float">
            <text:p>0.039979968327911</text:p>
          </table:table-cell>
          <table:table-cell office:value-type="float" office:value="0.000226815008821819" calcext:value-type="float">
            <text:p>0.000226815008822</text:p>
          </table:table-cell>
          <table:table-cell office:value-type="float" office:value="0.000619330556677089" calcext:value-type="float">
            <text:p>0.000619330556677</text:p>
          </table:table-cell>
          <table:table-cell office:value-type="float" office:value="0.0797360077674431" calcext:value-type="float">
            <text:p>0.079736007767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e:/data/Diego/UNAM/Titulacion/codigo/mio/analisis2/topic_modeling/textos_anuales/15.txt</text:p>
          </table:table-cell>
          <table:table-cell office:value-type="float" office:value="0.00000005282735837367" calcext:value-type="float">
            <text:p>5.28273583736679E-08</text:p>
          </table:table-cell>
          <table:table-cell office:value-type="float" office:value="0.0003850785836743" calcext:value-type="float">
            <text:p>0.000385078583674</text:p>
          </table:table-cell>
          <table:table-cell office:value-type="float" office:value="0.00000026556634327733" calcext:value-type="float">
            <text:p>2.6556634327733E-07</text:p>
          </table:table-cell>
          <table:table-cell office:value-type="float" office:value="0.242410194307285" calcext:value-type="float">
            <text:p>0.242410194307285</text:p>
          </table:table-cell>
          <table:table-cell office:value-type="float" office:value="0.00000010942708983755" calcext:value-type="float">
            <text:p>1.09427089837553E-07</text:p>
          </table:table-cell>
          <table:table-cell office:value-type="float" office:value="0.117231309619875" calcext:value-type="float">
            <text:p>0.117231309619875</text:p>
          </table:table-cell>
          <table:table-cell office:value-type="float" office:value="0.00000005290123201303" calcext:value-type="float">
            <text:p>5.29012320130254E-08</text:p>
          </table:table-cell>
          <table:table-cell office:value-type="float" office:value="0.108864248131215" calcext:value-type="float">
            <text:p>0.108864248131215</text:p>
          </table:table-cell>
          <table:table-cell office:value-type="float" office:value="0.041223421743797" calcext:value-type="float">
            <text:p>0.041223421743797</text:p>
          </table:table-cell>
          <table:table-cell office:value-type="float" office:value="0.00000021485943923808" calcext:value-type="float">
            <text:p>2.14859439238083E-07</text:p>
          </table:table-cell>
          <table:table-cell office:value-type="float" office:value="0.0843731838042209" calcext:value-type="float">
            <text:p>0.084373183804221</text:p>
          </table:table-cell>
          <table:table-cell office:value-type="float" office:value="0.00823572076654403" calcext:value-type="float">
            <text:p>0.008235720766544</text:p>
          </table:table-cell>
          <table:table-cell office:value-type="float" office:value="0.00000005312453217616" calcext:value-type="float">
            <text:p>5.31245321761624E-08</text:p>
          </table:table-cell>
          <table:table-cell office:value-type="float" office:value="0.00000006643194204301" calcext:value-type="float">
            <text:p>6.64319420430148E-08</text:p>
          </table:table-cell>
          <table:table-cell office:value-type="float" office:value="0.0755054024375542" calcext:value-type="float">
            <text:p>0.075505402437554</text:p>
          </table:table-cell>
          <table:table-cell office:value-type="float" office:value="0.0194839910082082" calcext:value-type="float">
            <text:p>0.019483991008208</text:p>
          </table:table-cell>
          <table:table-cell office:value-type="float" office:value="0.00000020093021547534" calcext:value-type="float">
            <text:p>2.00930215475337E-07</text:p>
          </table:table-cell>
          <table:table-cell office:value-type="float" office:value="0.031346225178035" calcext:value-type="float">
            <text:p>0.031346225178035</text:p>
          </table:table-cell>
          <table:table-cell office:value-type="float" office:value="0.0000000503189574895" calcext:value-type="float">
            <text:p>5.03189574894996E-08</text:p>
          </table:table-cell>
          <table:table-cell office:value-type="float" office:value="0.00000066455291600212" calcext:value-type="float">
            <text:p>6.6455291600212E-07</text:p>
          </table:table-cell>
          <table:table-cell office:value-type="float" office:value="0.00000175494305856741" calcext:value-type="float">
            <text:p>1.75494305856741E-06</text:p>
          </table:table-cell>
          <table:table-cell office:value-type="float" office:value="0.00000020142793886596" calcext:value-type="float">
            <text:p>2.01427938865959E-07</text:p>
          </table:table-cell>
          <table:table-cell office:value-type="float" office:value="0.00226384476632937" calcext:value-type="float">
            <text:p>0.002263844766329</text:p>
          </table:table-cell>
          <table:table-cell office:value-type="float" office:value="0.0033198096195027" calcext:value-type="float">
            <text:p>0.003319809619503</text:p>
          </table:table-cell>
          <table:table-cell office:value-type="float" office:value="0.0000000650129630226" calcext:value-type="float">
            <text:p>6.50129630226041E-08</text:p>
          </table:table-cell>
          <table:table-cell office:value-type="float" office:value="0.0283273325580752" calcext:value-type="float">
            <text:p>0.028327332558075</text:p>
          </table:table-cell>
          <table:table-cell office:value-type="float" office:value="0.00000012013922605523" calcext:value-type="float">
            <text:p>1.20139226055224E-07</text:p>
          </table:table-cell>
          <table:table-cell office:value-type="float" office:value="0.000106834351300573" calcext:value-type="float">
            <text:p>0.000106834351301</text:p>
          </table:table-cell>
          <table:table-cell office:value-type="float" office:value="0.000675896457423253" calcext:value-type="float">
            <text:p>0.000675896457423</text:p>
          </table:table-cell>
          <table:table-cell office:value-type="float" office:value="0.00282660624414695" calcext:value-type="float">
            <text:p>0.002826606244147</text:p>
          </table:table-cell>
          <table:table-cell office:value-type="float" office:value="0.0443439874422045" calcext:value-type="float">
            <text:p>0.044343987442205</text:p>
          </table:table-cell>
          <table:table-cell office:value-type="float" office:value="0.0140792831341708" calcext:value-type="float">
            <text:p>0.014079283134171</text:p>
          </table:table-cell>
          <table:table-cell office:value-type="float" office:value="0.00000011234788575916" calcext:value-type="float">
            <text:p>1.12347885759159E-07</text:p>
          </table:table-cell>
          <table:table-cell office:value-type="float" office:value="0.00000013157972286747" calcext:value-type="float">
            <text:p>1.31579722867474E-07</text:p>
          </table:table-cell>
          <table:table-cell office:value-type="float" office:value="0.00000095924415930314" calcext:value-type="float">
            <text:p>9.59244159303143E-07</text:p>
          </table:table-cell>
          <table:table-cell office:value-type="float" office:value="0.000198705536264651" calcext:value-type="float">
            <text:p>0.000198705536265</text:p>
          </table:table-cell>
          <table:table-cell office:value-type="float" office:value="0.00000020405018152143" calcext:value-type="float">
            <text:p>2.04050181521424E-07</text:p>
          </table:table-cell>
          <table:table-cell office:value-type="float" office:value="0.00784658764277251" calcext:value-type="float">
            <text:p>0.007846587642773</text:p>
          </table:table-cell>
          <table:table-cell office:value-type="float" office:value="0.079668994750934" calcext:value-type="float">
            <text:p>0.079668994750934</text:p>
          </table:table-cell>
          <table:table-cell office:value-type="float" office:value="0.00000020932530820345" calcext:value-type="float">
            <text:p>2.09325308203446E-07</text:p>
          </table:table-cell>
          <table:table-cell office:value-type="float" office:value="0.0000015010580790503" calcext:value-type="float">
            <text:p>1.5010580790503E-06</text:p>
          </table:table-cell>
          <table:table-cell office:value-type="float" office:value="0.000669727045428985" calcext:value-type="float">
            <text:p>0.000669727045429</text:p>
          </table:table-cell>
          <table:table-cell office:value-type="float" office:value="0.00000004899898073329" calcext:value-type="float">
            <text:p>4.89989807332851E-08</text:p>
          </table:table-cell>
          <table:table-cell office:value-type="float" office:value="0.00000009906479747152" calcext:value-type="float">
            <text:p>9.90647974715201E-08</text:p>
          </table:table-cell>
          <table:table-cell office:value-type="float" office:value="0.00108707577142357" calcext:value-type="float">
            <text:p>0.001087075771424</text:p>
          </table:table-cell>
          <table:table-cell office:value-type="float" office:value="0.00000017029036512971" calcext:value-type="float">
            <text:p>1.70290365129707E-07</text:p>
          </table:table-cell>
          <table:table-cell office:value-type="float" office:value="0.0355530276868976" calcext:value-type="float">
            <text:p>0.035553027686898</text:p>
          </table:table-cell>
          <table:table-cell office:value-type="float" office:value="0.000508039193995876" calcext:value-type="float">
            <text:p>0.000508039193996</text:p>
          </table:table-cell>
          <table:table-cell office:value-type="float" office:value="0.000434077261804285" calcext:value-type="float">
            <text:p>0.000434077261804</text:p>
          </table:table-cell>
          <table:table-cell office:value-type="float" office:value="0.049024086534223" calcext:value-type="float">
            <text:p>0.049024086534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:/data/Diego/UNAM/Titulacion/codigo/mio/analisis2/topic_modeling/textos_anuales/16.txt</text:p>
          </table:table-cell>
          <table:table-cell office:value-type="float" office:value="0.00000002123628751547" calcext:value-type="float">
            <text:p>2.12362875154724E-08</text:p>
          </table:table-cell>
          <table:table-cell office:value-type="float" office:value="0.000499509068665284" calcext:value-type="float">
            <text:p>0.000499509068665</text:p>
          </table:table-cell>
          <table:table-cell office:value-type="float" office:value="0.00000010675610884002" calcext:value-type="float">
            <text:p>1.0675610884002E-07</text:p>
          </table:table-cell>
          <table:table-cell office:value-type="float" office:value="0.00000002327560095529" calcext:value-type="float">
            <text:p>2.32756009552877E-08</text:p>
          </table:table-cell>
          <table:table-cell office:value-type="float" office:value="0.00000004398904683695" calcext:value-type="float">
            <text:p>4.39890468369515E-08</text:p>
          </table:table-cell>
          <table:table-cell office:value-type="float" office:value="0.103974916291918" calcext:value-type="float">
            <text:p>0.103974916291918</text:p>
          </table:table-cell>
          <table:table-cell office:value-type="float" office:value="0.00000002126598428422" calcext:value-type="float">
            <text:p>2.12659842842208E-08</text:p>
          </table:table-cell>
          <table:table-cell office:value-type="float" office:value="0.0675306669154253" calcext:value-type="float">
            <text:p>0.067530666915425</text:p>
          </table:table-cell>
          <table:table-cell office:value-type="float" office:value="0.082570668966463" calcext:value-type="float">
            <text:p>0.082570668966463</text:p>
          </table:table-cell>
          <table:table-cell office:value-type="float" office:value="0.00000008637223150169" calcext:value-type="float">
            <text:p>8.63722315016885E-08</text:p>
          </table:table-cell>
          <table:table-cell office:value-type="float" office:value="0.0509792316895676" calcext:value-type="float">
            <text:p>0.050979231689568</text:p>
          </table:table-cell>
          <table:table-cell office:value-type="float" office:value="0.0153043312738945" calcext:value-type="float">
            <text:p>0.015304331273895</text:p>
          </table:table-cell>
          <table:table-cell office:value-type="float" office:value="0.00000002135574963711" calcext:value-type="float">
            <text:p>2.13557496371102E-08</text:p>
          </table:table-cell>
          <table:table-cell office:value-type="float" office:value="0.00000287554609108345" calcext:value-type="float">
            <text:p>2.87554609108345E-06</text:p>
          </table:table-cell>
          <table:table-cell office:value-type="float" office:value="0.0635217818247773" calcext:value-type="float">
            <text:p>0.063521781824777</text:p>
          </table:table-cell>
          <table:table-cell office:value-type="float" office:value="0.0166781006577934" calcext:value-type="float">
            <text:p>0.016678100657793</text:p>
          </table:table-cell>
          <table:table-cell office:value-type="float" office:value="0.00000008077276543336" calcext:value-type="float">
            <text:p>8.07727654333556E-08</text:p>
          </table:table-cell>
          <table:table-cell office:value-type="float" office:value="0.0485248812536093" calcext:value-type="float">
            <text:p>0.048524881253609</text:p>
          </table:table-cell>
          <table:table-cell office:value-type="float" office:value="0.00000002022792510591" calcext:value-type="float">
            <text:p>2.02279251059143E-08</text:p>
          </table:table-cell>
          <table:table-cell office:value-type="float" office:value="0.00000026714636559418" calcext:value-type="float">
            <text:p>2.67146365594179E-07</text:p>
          </table:table-cell>
          <table:table-cell office:value-type="float" office:value="0.0000206473626793028" calcext:value-type="float">
            <text:p>2.06473626793028E-05</text:p>
          </table:table-cell>
          <table:table-cell office:value-type="float" office:value="0.000119732288165479" calcext:value-type="float">
            <text:p>0.000119732288165</text:p>
          </table:table-cell>
          <table:table-cell office:value-type="float" office:value="0.00238290300258355" calcext:value-type="float">
            <text:p>0.002382903002584</text:p>
          </table:table-cell>
          <table:table-cell office:value-type="float" office:value="0.00211227750078584" calcext:value-type="float">
            <text:p>0.002112277500786</text:p>
          </table:table-cell>
          <table:table-cell office:value-type="float" office:value="0.00000002613482895009" calcext:value-type="float">
            <text:p>2.61348289500878E-08</text:p>
          </table:table-cell>
          <table:table-cell office:value-type="float" office:value="0.0384741998787391" calcext:value-type="float">
            <text:p>0.038474199878739</text:p>
          </table:table-cell>
          <table:table-cell office:value-type="float" office:value="0.00000004829526262413" calcext:value-type="float">
            <text:p>4.82952626241254E-08</text:p>
          </table:table-cell>
          <table:table-cell office:value-type="float" office:value="0.000211028390800367" calcext:value-type="float">
            <text:p>0.0002110283908</text:p>
          </table:table-cell>
          <table:table-cell office:value-type="float" office:value="0.000189090018175014" calcext:value-type="float">
            <text:p>0.000189090018175</text:p>
          </table:table-cell>
          <table:table-cell office:value-type="float" office:value="0.0160926935084396" calcext:value-type="float">
            <text:p>0.01609269350844</text:p>
          </table:table-cell>
          <table:table-cell office:value-type="float" office:value="0.0467816405783384" calcext:value-type="float">
            <text:p>0.046781640578338</text:p>
          </table:table-cell>
          <table:table-cell office:value-type="float" office:value="0.0363731421593447" calcext:value-type="float">
            <text:p>0.036373142159345</text:p>
          </table:table-cell>
          <table:table-cell office:value-type="float" office:value="0.00000004516318962726" calcext:value-type="float">
            <text:p>4.51631896272556E-08</text:p>
          </table:table-cell>
          <table:table-cell office:value-type="float" office:value="0.00000005289427508858" calcext:value-type="float">
            <text:p>5.28942750885812E-08</text:p>
          </table:table-cell>
          <table:table-cell office:value-type="float" office:value="0.000456200145058433" calcext:value-type="float">
            <text:p>0.000456200145058</text:p>
          </table:table-cell>
          <table:table-cell office:value-type="float" office:value="0.00000011091392320653" calcext:value-type="float">
            <text:p>1.10913923206527E-07</text:p>
          </table:table-cell>
          <table:table-cell office:value-type="float" office:value="0.00000008202697344286" calcext:value-type="float">
            <text:p>8.202697344286E-08</text:p>
          </table:table-cell>
          <table:table-cell office:value-type="float" office:value="0.0125753987663545" calcext:value-type="float">
            <text:p>0.012575398766355</text:p>
          </table:table-cell>
          <table:table-cell office:value-type="float" office:value="0.0838867662158778" calcext:value-type="float">
            <text:p>0.083886766215878</text:p>
          </table:table-cell>
          <table:table-cell office:value-type="float" office:value="0.00000008414754335869" calcext:value-type="float">
            <text:p>8.41475433586896E-08</text:p>
          </table:table-cell>
          <table:table-cell office:value-type="float" office:value="0.000348161999114533" calcext:value-type="float">
            <text:p>0.000348161999115</text:p>
          </table:table-cell>
          <table:table-cell office:value-type="float" office:value="0.0062290013743883" calcext:value-type="float">
            <text:p>0.006229001374388</text:p>
          </table:table-cell>
          <table:table-cell office:value-type="float" office:value="0.17545158056635" calcext:value-type="float">
            <text:p>0.17545158056635</text:p>
          </table:table-cell>
          <table:table-cell office:value-type="float" office:value="0.00000003982346622155" calcext:value-type="float">
            <text:p>3.98234662215456E-08</text:p>
          </table:table-cell>
          <table:table-cell office:value-type="float" office:value="0.04268815658115" calcext:value-type="float">
            <text:p>0.04268815658115</text:p>
          </table:table-cell>
          <table:table-cell office:value-type="float" office:value="0.00000006845572571374" calcext:value-type="float">
            <text:p>6.84557257137398E-08</text:p>
          </table:table-cell>
          <table:table-cell office:value-type="float" office:value="0.0501960492461898" calcext:value-type="float">
            <text:p>0.05019604924619</text:p>
          </table:table-cell>
          <table:table-cell office:value-type="float" office:value="0.00598452683563263" calcext:value-type="float">
            <text:p>0.005984526835633</text:p>
          </table:table-cell>
          <table:table-cell office:value-type="float" office:value="0.000510659726707337" calcext:value-type="float">
            <text:p>0.000510659726707</text:p>
          </table:table-cell>
          <table:table-cell office:value-type="float" office:value="0.0293279301136663" calcext:value-type="float">
            <text:p>0.029327930113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:/data/Diego/UNAM/Titulacion/codigo/mio/analisis2/topic_modeling/textos_anuales/17.txt</text:p>
          </table:table-cell>
          <table:table-cell office:value-type="float" office:value="0.0000000220124487268" calcext:value-type="float">
            <text:p>2.2012448726797E-08</text:p>
          </table:table-cell>
          <table:table-cell office:value-type="float" office:value="0.000999098439712669" calcext:value-type="float">
            <text:p>0.000999098439713</text:p>
          </table:table-cell>
          <table:table-cell office:value-type="float" office:value="0.000197959152576784" calcext:value-type="float">
            <text:p>0.000197959152577</text:p>
          </table:table-cell>
          <table:table-cell office:value-type="float" office:value="0.00000002412629666275" calcext:value-type="float">
            <text:p>2.41262966627461E-08</text:p>
          </table:table-cell>
          <table:table-cell office:value-type="float" office:value="0.00000004559679451192" calcext:value-type="float">
            <text:p>4.55967945119209E-08</text:p>
          </table:table-cell>
          <table:table-cell office:value-type="float" office:value="0.111321584694074" calcext:value-type="float">
            <text:p>0.111321584694074</text:p>
          </table:table-cell>
          <table:table-cell office:value-type="float" office:value="0.00000002204323087735" calcext:value-type="float">
            <text:p>2.20432308773471E-08</text:p>
          </table:table-cell>
          <table:table-cell office:value-type="float" office:value="0.0607324363221537" calcext:value-type="float">
            <text:p>0.060732436322154</text:p>
          </table:table-cell>
          <table:table-cell office:value-type="float" office:value="0.0627237398691531" calcext:value-type="float">
            <text:p>0.062723739869153</text:p>
          </table:table-cell>
          <table:table-cell office:value-type="float" office:value="0.165230159232203" calcext:value-type="float">
            <text:p>0.165230159232203</text:p>
          </table:table-cell>
          <table:table-cell office:value-type="float" office:value="0.0693170407433585" calcext:value-type="float">
            <text:p>0.069317040743359</text:p>
          </table:table-cell>
          <table:table-cell office:value-type="float" office:value="0.0145141825837389" calcext:value-type="float">
            <text:p>0.014514182583739</text:p>
          </table:table-cell>
          <table:table-cell office:value-type="float" office:value="0.0000000221362770478" calcext:value-type="float">
            <text:p>2.21362770477985E-08</text:p>
          </table:table-cell>
          <table:table-cell office:value-type="float" office:value="0.0000000276812955079" calcext:value-type="float">
            <text:p>2.76812955079034E-08</text:p>
          </table:table-cell>
          <table:table-cell office:value-type="float" office:value="0.0716430464393052" calcext:value-type="float">
            <text:p>0.071643046439305</text:p>
          </table:table-cell>
          <table:table-cell office:value-type="float" office:value="0.0130796938116559" calcext:value-type="float">
            <text:p>0.013079693811656</text:p>
          </table:table-cell>
          <table:table-cell office:value-type="float" office:value="0.00000008372491455147" calcext:value-type="float">
            <text:p>8.37249145514684E-08</text:p>
          </table:table-cell>
          <table:table-cell office:value-type="float" office:value="0.0433235106386319" calcext:value-type="float">
            <text:p>0.043323510638632</text:p>
          </table:table-cell>
          <table:table-cell office:value-type="float" office:value="0.00000002096723186287" calcext:value-type="float">
            <text:p>2.09672318628675E-08</text:p>
          </table:table-cell>
          <table:table-cell office:value-type="float" office:value="0.00000027691024953903" calcext:value-type="float">
            <text:p>2.76910249539029E-07</text:p>
          </table:table-cell>
          <table:table-cell office:value-type="float" office:value="0.0000597905132727956" calcext:value-type="float">
            <text:p>5.97905132727956E-05</text:p>
          </table:table-cell>
          <table:table-cell office:value-type="float" office:value="0.00000008393230918473" calcext:value-type="float">
            <text:p>8.39323091847319E-08</text:p>
          </table:table-cell>
          <table:table-cell office:value-type="float" office:value="0.00292475153263063" calcext:value-type="float">
            <text:p>0.002924751532631</text:p>
          </table:table-cell>
          <table:table-cell office:value-type="float" office:value="0.00101419962959542" calcext:value-type="float">
            <text:p>0.001014199629595</text:p>
          </table:table-cell>
          <table:table-cell office:value-type="float" office:value="0.00000002709002606168" calcext:value-type="float">
            <text:p>2.70900260616772E-08</text:p>
          </table:table-cell>
          <table:table-cell office:value-type="float" office:value="0.0352973884490985" calcext:value-type="float">
            <text:p>0.035297388449099</text:p>
          </table:table-cell>
          <table:table-cell office:value-type="float" office:value="0.00000005006039739697" calcext:value-type="float">
            <text:p>5.0060397396965E-08</text:p>
          </table:table-cell>
          <table:table-cell office:value-type="float" office:value="0.00000022199618135847" calcext:value-type="float">
            <text:p>2.2199618135847E-07</text:p>
          </table:table-cell>
          <table:table-cell office:value-type="float" office:value="0.000001105502818375" calcext:value-type="float">
            <text:p>1.105502818375E-06</text:p>
          </table:table-cell>
          <table:table-cell office:value-type="float" office:value="0.0254570673051151" calcext:value-type="float">
            <text:p>0.025457067305115</text:p>
          </table:table-cell>
          <table:table-cell office:value-type="float" office:value="0.0369069819475896" calcext:value-type="float">
            <text:p>0.03690698194759</text:p>
          </table:table-cell>
          <table:table-cell office:value-type="float" office:value="0.0410895856289853" calcext:value-type="float">
            <text:p>0.041089585628985</text:p>
          </table:table-cell>
          <table:table-cell office:value-type="float" office:value="0.00000004681385083359" calcext:value-type="float">
            <text:p>4.68138508335909E-08</text:p>
          </table:table-cell>
          <table:table-cell office:value-type="float" office:value="0.00000005482749833181" calcext:value-type="float">
            <text:p>5.48274983318141E-08</text:p>
          </table:table-cell>
          <table:table-cell office:value-type="float" office:value="0.00000039970412156109" calcext:value-type="float">
            <text:p>3.99704121561092E-07</text:p>
          </table:table-cell>
          <table:table-cell office:value-type="float" office:value="0.00000011496769601997" calcext:value-type="float">
            <text:p>1.14967696019973E-07</text:p>
          </table:table-cell>
          <table:table-cell office:value-type="float" office:value="0.0000118968753897446" calcext:value-type="float">
            <text:p>1.18968753897446E-05</text:p>
          </table:table-cell>
          <table:table-cell office:value-type="float" office:value="0.0166612528106687" calcext:value-type="float">
            <text:p>0.016661252810669</text:p>
          </table:table-cell>
          <table:table-cell office:value-type="float" office:value="0.0855559770693828" calcext:value-type="float">
            <text:p>0.085555977069383</text:p>
          </table:table-cell>
          <table:table-cell office:value-type="float" office:value="0.000215653493335998" calcext:value-type="float">
            <text:p>0.000215653493336</text:p>
          </table:table-cell>
          <table:table-cell office:value-type="float" office:value="0.0452104829814166" calcext:value-type="float">
            <text:p>0.045210482981417</text:p>
          </table:table-cell>
          <table:table-cell office:value-type="float" office:value="0.00299874480048357" calcext:value-type="float">
            <text:p>0.002998744800484</text:p>
          </table:table-cell>
          <table:table-cell office:value-type="float" office:value="0.00000002041721532672" calcext:value-type="float">
            <text:p>2.04172153267157E-08</text:p>
          </table:table-cell>
          <table:table-cell office:value-type="float" office:value="0.00000004127896684797" calcext:value-type="float">
            <text:p>4.12789668479681E-08</text:p>
          </table:table-cell>
          <table:table-cell office:value-type="float" office:value="0.000334851328352569" calcext:value-type="float">
            <text:p>0.000334851328353</text:p>
          </table:table-cell>
          <table:table-cell office:value-type="float" office:value="0.00000007095770158656" calcext:value-type="float">
            <text:p>7.09577015865645E-08</text:p>
          </table:table-cell>
          <table:table-cell office:value-type="float" office:value="0.0424925863035918" calcext:value-type="float">
            <text:p>0.042492586303592</text:p>
          </table:table-cell>
          <table:table-cell office:value-type="float" office:value="0.00885501463981364" calcext:value-type="float">
            <text:p>0.008855014639814</text:p>
          </table:table-cell>
          <table:table-cell office:value-type="float" office:value="0.000694689642196181" calcext:value-type="float">
            <text:p>0.000694689642196</text:p>
          </table:table-cell>
          <table:table-cell office:value-type="float" office:value="0.0411338503749954" calcext:value-type="float">
            <text:p>0.041133850374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le:/data/Diego/UNAM/Titulacion/codigo/mio/analisis2/topic_modeling/textos_anuales/18.txt</text:p>
          </table:table-cell>
          <table:table-cell office:value-type="float" office:value="0.00000003047721886153" calcext:value-type="float">
            <text:p>3.04772188615254E-08</text:p>
          </table:table-cell>
          <table:table-cell office:value-type="float" office:value="0.000291664616062145" calcext:value-type="float">
            <text:p>0.000291664616062</text:p>
          </table:table-cell>
          <table:table-cell office:value-type="float" office:value="0.00000424171951139393" calcext:value-type="float">
            <text:p>4.24171951139393E-06</text:p>
          </table:table-cell>
          <table:table-cell office:value-type="float" office:value="0.00000003340393578355" calcext:value-type="float">
            <text:p>3.34039357835494E-08</text:p>
          </table:table-cell>
          <table:table-cell office:value-type="float" office:value="0.0000000631307994386" calcext:value-type="float">
            <text:p>6.31307994385966E-08</text:p>
          </table:table-cell>
          <table:table-cell office:value-type="float" office:value="0.118649629963815" calcext:value-type="float">
            <text:p>0.118649629963815</text:p>
          </table:table-cell>
          <table:table-cell office:value-type="float" office:value="0.00000003051983812442" calcext:value-type="float">
            <text:p>3.05198381244246E-08</text:p>
          </table:table-cell>
          <table:table-cell office:value-type="float" office:value="0.0645518773757055" calcext:value-type="float">
            <text:p>0.064551877375706</text:p>
          </table:table-cell>
          <table:table-cell office:value-type="float" office:value="0.0510816351697879" calcext:value-type="float">
            <text:p>0.051081635169788</text:p>
          </table:table-cell>
          <table:table-cell office:value-type="float" office:value="0.00000012395694874245" calcext:value-type="float">
            <text:p>1.23956948742448E-07</text:p>
          </table:table-cell>
          <table:table-cell office:value-type="float" office:value="0.069936916990277" calcext:value-type="float">
            <text:p>0.069936916990277</text:p>
          </table:table-cell>
          <table:table-cell office:value-type="float" office:value="0.0124500231064965" calcext:value-type="float">
            <text:p>0.012450023106497</text:p>
          </table:table-cell>
          <table:table-cell office:value-type="float" office:value="0.00000003064866470507" calcext:value-type="float">
            <text:p>3.06486647050686E-08</text:p>
          </table:table-cell>
          <table:table-cell office:value-type="float" office:value="0.00000003832599053543" calcext:value-type="float">
            <text:p>3.83259905354332E-08</text:p>
          </table:table-cell>
          <table:table-cell office:value-type="float" office:value="0.0763382355630428" calcext:value-type="float">
            <text:p>0.076338235563043</text:p>
          </table:table-cell>
          <table:table-cell office:value-type="float" office:value="0.00909425889581719" calcext:value-type="float">
            <text:p>0.009094258895817</text:p>
          </table:table-cell>
          <table:table-cell office:value-type="float" office:value="0.00000011592088534163" calcext:value-type="float">
            <text:p>1.15920885341633E-07</text:p>
          </table:table-cell>
          <table:table-cell office:value-type="float" office:value="0.0195888705917324" calcext:value-type="float">
            <text:p>0.019588870591732</text:p>
          </table:table-cell>
          <table:table-cell office:value-type="float" office:value="0.00000002903006940918" calcext:value-type="float">
            <text:p>2.90300694091812E-08</text:p>
          </table:table-cell>
          <table:table-cell office:value-type="float" office:value="0.00000038339461388168" calcext:value-type="float">
            <text:p>3.83394613881679E-07</text:p>
          </table:table-cell>
          <table:table-cell office:value-type="float" office:value="0.0000418975505051073" calcext:value-type="float">
            <text:p>4.18975505051073E-05</text:p>
          </table:table-cell>
          <table:table-cell office:value-type="float" office:value="0.00000011620803247856" calcext:value-type="float">
            <text:p>1.16208032478561E-07</text:p>
          </table:table-cell>
          <table:table-cell office:value-type="float" office:value="0.00453189320994703" calcext:value-type="float">
            <text:p>0.004531893209947</text:p>
          </table:table-cell>
          <table:table-cell office:value-type="float" office:value="0.0006764501606358" calcext:value-type="float">
            <text:p>0.000676450160636</text:p>
          </table:table-cell>
          <table:table-cell office:value-type="float" office:value="0.00000003750735156698" calcext:value-type="float">
            <text:p>3.75073515669829E-08</text:p>
          </table:table-cell>
          <table:table-cell office:value-type="float" office:value="0.0257789145110856" calcext:value-type="float">
            <text:p>0.025778914511086</text:p>
          </table:table-cell>
          <table:table-cell office:value-type="float" office:value="0.00000006931085708356" calcext:value-type="float">
            <text:p>6.93108570835608E-08</text:p>
          </table:table-cell>
          <table:table-cell office:value-type="float" office:value="0.00000030736363271791" calcext:value-type="float">
            <text:p>3.07363632717905E-07</text:p>
          </table:table-cell>
          <table:table-cell office:value-type="float" office:value="0.0150799506250351" calcext:value-type="float">
            <text:p>0.015079950625035</text:p>
          </table:table-cell>
          <table:table-cell office:value-type="float" office:value="0.0492986515303988" calcext:value-type="float">
            <text:p>0.049298651530399</text:p>
          </table:table-cell>
          <table:table-cell office:value-type="float" office:value="0.0427833389972204" calcext:value-type="float">
            <text:p>0.042783338997221</text:p>
          </table:table-cell>
          <table:table-cell office:value-type="float" office:value="0.0252453101680602" calcext:value-type="float">
            <text:p>0.02524531016806</text:p>
          </table:table-cell>
          <table:table-cell office:value-type="float" office:value="0.00000006481586829862" calcext:value-type="float">
            <text:p>6.48158682986178E-08</text:p>
          </table:table-cell>
          <table:table-cell office:value-type="float" office:value="0.00000007591112133992" calcext:value-type="float">
            <text:p>7.59111213399182E-08</text:p>
          </table:table-cell>
          <table:table-cell office:value-type="float" office:value="0.0000005534082165898" calcext:value-type="float">
            <text:p>5.534082165898E-07</text:p>
          </table:table-cell>
          <table:table-cell office:value-type="float" office:value="0.00000015917791233015" calcext:value-type="float">
            <text:p>1.5917791233015E-07</text:p>
          </table:table-cell>
          <table:table-cell office:value-type="float" office:value="0.00000011772085965333" calcext:value-type="float">
            <text:p>1.17720859653324E-07</text:p>
          </table:table-cell>
          <table:table-cell office:value-type="float" office:value="0.0111175381362269" calcext:value-type="float">
            <text:p>0.011117538136227</text:p>
          </table:table-cell>
          <table:table-cell office:value-type="float" office:value="0.0867905735000642" calcext:value-type="float">
            <text:p>0.086790573500064</text:p>
          </table:table-cell>
          <table:table-cell office:value-type="float" office:value="0.190896679480606" calcext:value-type="float">
            <text:p>0.190896679480606</text:p>
          </table:table-cell>
          <table:table-cell office:value-type="float" office:value="0.000168494847937074" calcext:value-type="float">
            <text:p>0.000168494847937</text:p>
          </table:table-cell>
          <table:table-cell office:value-type="float" office:value="0.00171923350768648" calcext:value-type="float">
            <text:p>0.001719233507686</text:p>
          </table:table-cell>
          <table:table-cell office:value-type="float" office:value="0.00000002826854693806" calcext:value-type="float">
            <text:p>2.82685469380647E-08</text:p>
          </table:table-cell>
          <table:table-cell office:value-type="float" office:value="0.00000005715257410102" calcext:value-type="float">
            <text:p>5.71525741010202E-08</text:p>
          </table:table-cell>
          <table:table-cell office:value-type="float" office:value="0.000251014175233527" calcext:value-type="float">
            <text:p>0.000251014175234</text:p>
          </table:table-cell>
          <table:table-cell office:value-type="float" office:value="0.00000009824410850447" calcext:value-type="float">
            <text:p>9.82441085044702E-08</text:p>
          </table:table-cell>
          <table:table-cell office:value-type="float" office:value="0.0777258830706249" calcext:value-type="float">
            <text:p>0.077725883070625</text:p>
          </table:table-cell>
          <table:table-cell office:value-type="float" office:value="0.00741119215137251" calcext:value-type="float">
            <text:p>0.007411192151373</text:p>
          </table:table-cell>
          <table:table-cell office:value-type="float" office:value="0.000536623948392204" calcext:value-type="float">
            <text:p>0.000536623948392</text:p>
          </table:table-cell>
          <table:table-cell office:value-type="float" office:value="0.037956442538674" calcext:value-type="float">
            <text:p>0.037956442538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3:13:08.923178778</dc:date>
    <meta:editing-duration>PT19S</meta:editing-duration>
    <meta:editing-cycles>1</meta:editing-cycles>
    <meta:document-statistic meta:table-count="1" meta:cell-count="986" meta:object-count="9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'doc-topics-anuales50'.AH2:'doc-topics-anuales50'.AH19" svg:x="0.32cm" svg:y="0.18cm" svg:width="12.27cm" svg:height="8.64cm">
          <chart:coordinate-region svg:x="1.418cm" svg:y="0.379cm" svg:width="10.9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AH2:'doc-topics-anuales50'.AH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9395550025769">
                <text:p>0.00169395550025769</text:p>
                <draw:g>
                  <svg:desc>'doc-topics-anuales50'.AH2:'doc-topics-anuales50'.A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7139585267229">
                <text:p>0.00447139585267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704360676498">
                <text:p>0.00204704360676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21072659132984">
                <text:p>0.0042107265913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1409527636962">
                <text:p>0.00331409527636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00684196845996">
                <text:p>0.00400684196845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05714077300877">
                <text:p>0.00405714077300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76667930963932">
                <text:p>0.00476667930963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70832765391622">
                <text:p>0.0037083276539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45265378623308">
                <text:p>0.00645265378623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70683564401417">
                <text:p>0.00370683564401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4377173127">
                <text:p>0.0104377173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6601746957354">
                <text:p>0.0136601746957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2983561365424">
                <text:p>0.0182983561365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0792831341708">
                <text:p>0.014079283134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3731421593447">
                <text:p>0.036373142159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0895856289853">
                <text:p>0.0410895856289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2453101680602">
                <text:p>0.0252453101680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4.201cm" style:legend-expansion="high" chart:style-name="ch2"/>
        <chart:plot-area chart:style-name="ch3" table:cell-range-address="'doc-topics-anuales50'.AO2:'doc-topics-anuales50'.AO19" svg:x="0.32cm" svg:y="0.18cm" svg:width="12.243cm" svg:height="8.64cm">
          <chart:coordinate-region svg:x="1.232cm" svg:y="0.379cm" svg:width="11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AO2:'doc-topics-anuales50'.AO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675586028719">
                <text:p>0.100675586028719</text:p>
                <draw:g>
                  <svg:desc>'doc-topics-anuales50'.AO2:'doc-topics-anuales50'.A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8399002856472">
                <text:p>0.0908399002856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3151868992274">
                <text:p>0.092315186899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1746583989114">
                <text:p>0.0831746583989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899449185222">
                <text:p>0.088899449185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71993145155957">
                <text:p>0.087199314515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6870276089026">
                <text:p>0.0976870276089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6200728686615">
                <text:p>0.0956200728686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9464790635548">
                <text:p>0.0909464790635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6860640716313">
                <text:p>0.0816860640716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2630750974929">
                <text:p>0.0852630750974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5144003877643">
                <text:p>0.0845144003877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1958305537434">
                <text:p>0.0911958305537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1031213383408">
                <text:p>0.0831031213383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668994750934">
                <text:p>0.079668994750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38867662158778">
                <text:p>0.0838867662158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5559770693828">
                <text:p>0.0855559770693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67905735000642">
                <text:p>0.0867905735000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doc-topics-anuales50'.H2:'doc-topics-anuales50'.H19" svg:x="0.32cm" svg:y="0.18cm" svg:width="12.508cm" svg:height="8.64cm">
          <chart:coordinate-region svg:x="1.232cm" svg:y="0.38cm" svg:width="11.4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H2:'doc-topics-anuales50'.H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979839242205">
                <text:p>0.097979839242205</text:p>
                <draw:g>
                  <svg:desc>'doc-topics-anuales50'.H2:'doc-topics-anuales50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2550105561416">
                <text:p>0.078255010556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3943747139954">
                <text:p>0.0813943747139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5726330079816">
                <text:p>0.0825726330079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7994882270926">
                <text:p>0.0987994882270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6929708337295">
                <text:p>0.0746929708337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6847113283695">
                <text:p>0.0766847113283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5583228081841">
                <text:p>0.105583228081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6196830387569">
                <text:p>0.0906196830387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983876290284">
                <text:p>0.116983876290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3717813816978">
                <text:p>0.103717813816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5130144292519">
                <text:p>0.0905130144292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428403139918">
                <text:p>0.121428403139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787537718122">
                <text:p>0.110787537718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231309619875">
                <text:p>0.117231309619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3974916291918">
                <text:p>0.103974916291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1321584694074">
                <text:p>0.111321584694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49629963815">
                <text:p>0.118649629963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'doc-topics-anuales50'.M2:'doc-topics-anuales50'.M19" svg:x="0.32cm" svg:y="0.18cm" svg:width="12.455cm" svg:height="8.64cm">
          <chart:coordinate-region svg:x="1.232cm" svg:y="0.379cm" svg:width="11.3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M2:'doc-topics-anuales50'.M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0270250612383">
                <text:p>0.0710270250612383</text:p>
                <draw:g>
                  <svg:desc>'doc-topics-anuales50'.M2:'doc-topics-anuales50'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6585798751304">
                <text:p>0.053658579875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2927303239137">
                <text:p>0.041292730323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6394301134883">
                <text:p>0.0546394301134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15498580433">
                <text:p>0.0533615498580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9742447278897">
                <text:p>0.0439742447278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81184201610491">
                <text:p>0.0481184201610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69487125856976">
                <text:p>0.0569487125856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3800926470081">
                <text:p>0.039380092647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9776900631806">
                <text:p>0.0739776900631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1423510548891">
                <text:p>0.0471423510548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54115745369259">
                <text:p>0.0754115745369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3284097656269">
                <text:p>0.0563284097656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8511355271255">
                <text:p>0.0868511355271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3731838042209">
                <text:p>0.0843731838042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9792316895676">
                <text:p>0.0509792316895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93170407433585">
                <text:p>0.0693170407433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936916990277">
                <text:p>0.0699369169902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doc-topics-anuales50'.N2:'doc-topics-anuales50'.N19" svg:x="0.32cm" svg:y="0.18cm" svg:width="12.508cm" svg:height="8.64cm">
          <chart:coordinate-region svg:x="1.232cm" svg:y="0.379cm" svg:width="11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N2:'doc-topics-anuales50'.N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2692014264127">
                <text:p>0.0162692014264127</text:p>
                <draw:g>
                  <svg:desc>'doc-topics-anuales50'.N2:'doc-topics-anuales50'.N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5419933296722">
                <text:p>0.0145419933296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2757754851743">
                <text:p>0.0182757754851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5376153516067">
                <text:p>0.0235376153516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2204620620985">
                <text:p>0.057220462062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9190401394311">
                <text:p>0.0249190401394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0897188080568">
                <text:p>0.0120897188080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2205165401211">
                <text:p>0.0152205165401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32952408899238">
                <text:p>0.00932952408899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9517278005263">
                <text:p>0.0199517278005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8765858944264">
                <text:p>0.0128765858944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5553421272245">
                <text:p>0.0155553421272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7101451034748">
                <text:p>0.0137101451034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6671555398676">
                <text:p>0.0186671555398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23572076654403">
                <text:p>0.00823572076654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3043312738945">
                <text:p>0.0153043312738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5141825837389">
                <text:p>0.014514182583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4500231064965">
                <text:p>0.01245002310649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'doc-topics-anuales50'.Q2:'doc-topics-anuales50'.Q19" svg:x="0.32cm" svg:y="0.18cm" svg:width="12.481cm" svg:height="8.64cm">
          <chart:coordinate-region svg:x="1.232cm" svg:y="0.379cm" svg:width="11.3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Q2:'doc-topics-anuales50'.Q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4568307651784">
                <text:p>0.074568307651784</text:p>
                <draw:g>
                  <svg:desc>'doc-topics-anuales50'.Q2:'doc-topics-anuales50'.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3958620507818">
                <text:p>0.0823958620507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4016074532876">
                <text:p>0.0724016074532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6580182319894">
                <text:p>0.06165801823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3104882616634">
                <text:p>0.087310488261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5627148016048">
                <text:p>0.0695627148016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551132931171">
                <text:p>0.09455113293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169247570101">
                <text:p>0.077169247570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1660178899362">
                <text:p>0.0751660178899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48152899041">
                <text:p>0.08848152899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3593511515775">
                <text:p>0.085359351151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641870359963">
                <text:p>0.067641870359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6196136489898">
                <text:p>0.0746196136489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3378403967344">
                <text:p>0.072337840396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5054024375542">
                <text:p>0.0755054024375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5217818247773">
                <text:p>0.0635217818247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6430464393052">
                <text:p>0.0716430464393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3382355630428">
                <text:p>0.07633823556304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doc-topics-anuales50'.R2:'doc-topics-anuales50'.R19" svg:x="0.32cm" svg:y="0.18cm" svg:width="12.508cm" svg:height="8.64cm">
          <chart:coordinate-region svg:x="1.232cm" svg:y="0.379cm" svg:width="11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R2:'doc-topics-anuales50'.R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0116661070797">
                <text:p>0.0210116661070797</text:p>
                <draw:g>
                  <svg:desc>'doc-topics-anuales50'.R2:'doc-topics-anuales50'.R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5200006989052">
                <text:p>0.0115200006989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9340517592743">
                <text:p>0.0229340517592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4581462338547">
                <text:p>0.0274581462338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9323079311635">
                <text:p>0.019932307931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6028536708479">
                <text:p>0.0336028536708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4113722820821">
                <text:p>0.0184113722820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9941958616378">
                <text:p>0.0259941958616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73846141142127">
                <text:p>0.0573846141142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0009251150864">
                <text:p>0.0290009251150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3397400549876">
                <text:p>0.0253397400549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3864321834543">
                <text:p>0.032386432183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4703122309816">
                <text:p>0.0254703122309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207138438322">
                <text:p>0.021207138438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839910082082">
                <text:p>0.019483991008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6781006577934">
                <text:p>0.016678100657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0796938116559">
                <text:p>0.0130796938116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09425889581719">
                <text:p>0.009094258895817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'doc-topics-anuales50'.T2:'doc-topics-anuales50'.T19" svg:x="0.32cm" svg:y="0.18cm" svg:width="12.534cm" svg:height="8.64cm">
          <chart:coordinate-region svg:x="1.232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T2:'doc-topics-anuales50'.T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7715625348407">
                <text:p>0.0467715625348407</text:p>
                <draw:g>
                  <svg:desc>'doc-topics-anuales50'.T2:'doc-topics-anuales50'.T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9689804154973">
                <text:p>0.0349689804154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7551597864175">
                <text:p>0.0597551597864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0558235031694">
                <text:p>0.073055823503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3692008068893">
                <text:p>0.0473692008068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3617083755539">
                <text:p>0.0403617083755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5054714195321">
                <text:p>0.0505054714195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5665930690009">
                <text:p>0.054566593069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4130791919501">
                <text:p>0.0334130791919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941611454334">
                <text:p>0.036941611454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0647412119975">
                <text:p>0.0550647412119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1764910525383">
                <text:p>0.0561764910525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1117593486173">
                <text:p>0.059111759348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3399167405608">
                <text:p>0.0393399167405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346225178035">
                <text:p>0.031346225178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5248812536093">
                <text:p>0.048524881253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3235106386319">
                <text:p>0.0433235106386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5888705917324">
                <text:p>0.01958887059173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doc-topics-anuales50'.Y2:'doc-topics-anuales50'.Y19" svg:x="0.32cm" svg:y="0.18cm" svg:width="12.508cm" svg:height="8.64cm">
          <chart:coordinate-region svg:x="1.418cm" svg:y="0.379cm" svg:width="11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c-topics-anuales50'.Y2:'doc-topics-anuales50'.Y1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17592046766748">
                <text:p>0.00217592046766748</text:p>
                <draw:g>
                  <svg:desc>'doc-topics-anuales50'.Y2:'doc-topics-anuales50'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1535207234301">
                <text:p>0.0017153520723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195082365458">
                <text:p>0.0027195082365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1213232836207">
                <text:p>0.0012121323283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8542140688575">
                <text:p>0.00198542140688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6143552367116">
                <text:p>0.00116143552367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143044147252">
                <text:p>0.00124143044147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98953116432402">
                <text:p>0.00198953116432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39340908988301">
                <text:p>0.00239340908988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27781317998019">
                <text:p>0.00527781317998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72897343047172">
                <text:p>0.0017289734304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05944458721948">
                <text:p>0.00205944458721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90711006103485">
                <text:p>0.0039071100610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5379641723555">
                <text:p>0.0435379641723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6384476632937">
                <text:p>0.00226384476632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8290300258355">
                <text:p>0.00238290300258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92475153263063">
                <text:p>0.00292475153263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53189320994703">
                <text:p>0.004531893209947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